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937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/>
          <table:table-cell office:value-type="string" calcext:value-type="string">
            <text:p><text:s/>Total Time (s)</text:p>
          </table:table-cell>
          <table:table-cell office:value-type="string" calcext:value-type="string">
            <text:p>Calls (kCal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IST</text:p>
          </table:table-cell>
          <table:table-cell table:formula="of:=SUM([.B4:.B12])" office:value-type="float" office:value="0.33627977" calcext:value-type="float">
            <text:p>0.33627977</text:p>
          </table:table-cell>
          <table:table-cell table:formula="of:=SUM([.E2:.E4])/SUM([.E2:.E5])" office:value-type="float" office:value="0.199062162988819" calcext:value-type="float">
            <text:p>0.199062163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2.26149" calcext:value-type="float">
            <text:p>2.26149</text:p>
          </table:table-cell>
          <table:table-cell office:value-type="float" office:value="2704.73" calcext:value-type="float">
            <text:p>2704.73</text:p>
          </table:table-cell>
          <table:table-cell office:value-type="string" calcext:value-type="string">
            <text:p>INTERP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ist_HAD_16x16</text:p>
          </table:table-cell>
          <table:table-cell office:value-type="float" office:value="0.0450938" calcext:value-type="float">
            <text:p>0.0450938</text:p>
          </table:table-cell>
          <table:table-cell office:value-type="float" office:value="54.6" calcext:value-type="float">
            <text:p>54.6</text:p>
          </table:table-cell>
          <table:table-cell office:value-type="string" calcext:value-type="string">
            <text:p>TR</text:p>
          </table:table-cell>
          <table:table-cell table:formula="of:=SUM([.B13:.B22])" office:value-type="float" office:value="0.22578269" calcext:value-type="float">
            <text:p>0.22578269</text:p>
          </table:table-cell>
          <table:table-cell/>
        </table:table-row>
        <table:table-row table:style-name="ro1">
          <table:table-cell office:value-type="string" calcext:value-type="string">
            <text:p>Dist_HAD_32x32</text:p>
          </table:table-cell>
          <table:table-cell office:value-type="float" office:value="0.0424767" calcext:value-type="float">
            <text:p>0.0424767</text:p>
          </table:table-cell>
          <table:table-cell office:value-type="float" office:value="13.65" calcext:value-type="float">
            <text:p>13.65</text:p>
          </table:table-cell>
          <table:table-cell office:value-type="string" calcext:value-type="string">
            <text:p>Others</text:p>
          </table:table-cell>
          <table:table-cell table:formula="of:=[.B3]" office:value-type="float" office:value="2.26149" calcext:value-type="float">
            <text:p>2.26149</text:p>
          </table:table-cell>
          <table:table-cell/>
        </table:table-row>
        <table:table-row table:style-name="ro1">
          <table:table-cell office:value-type="string" calcext:value-type="string">
            <text:p>Dist_HAD_4x4</text:p>
          </table:table-cell>
          <table:table-cell office:value-type="float" office:value="0.0759225" calcext:value-type="float">
            <text:p>0.0759225</text:p>
          </table:table-cell>
          <table:table-cell office:value-type="float" office:value="873.6" calcext:value-type="float">
            <text:p>873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64x64</text:p>
          </table:table-cell>
          <table:table-cell office:value-type="float" office:value="0.0392497" calcext:value-type="float">
            <text:p>0.0392497</text:p>
          </table:table-cell>
          <table:table-cell office:value-type="float" office:value="3.185" calcext:value-type="float">
            <text:p>3.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8x8</text:p>
          </table:table-cell>
          <table:table-cell office:value-type="float" office:value="0.0540988" calcext:value-type="float">
            <text:p>0.0540988</text:p>
          </table:table-cell>
          <table:table-cell office:value-type="float" office:value="218.4" calcext:value-type="float">
            <text:p>218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SE_16x16</text:p>
          </table:table-cell>
          <table:table-cell office:value-type="float" office:value="0.00766206" calcext:value-type="float">
            <text:p>0.00766206</text:p>
          </table:table-cell>
          <table:table-cell office:value-type="float" office:value="13.745" calcext:value-type="float">
            <text:p>13.7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SE_32x32</text:p>
          </table:table-cell>
          <table:table-cell office:value-type="float" office:value="0.00828791" calcext:value-type="float">
            <text:p>0.00828791</text:p>
          </table:table-cell>
          <table:table-cell office:value-type="float" office:value="3.854" calcext:value-type="float">
            <text:p>3.8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SE_4x4</text:p>
          </table:table-cell>
          <table:table-cell office:value-type="float" office:value="0.0460837" calcext:value-type="float">
            <text:p>0.0460837</text:p>
          </table:table-cell>
          <table:table-cell office:value-type="float" office:value="681.89" calcext:value-type="float">
            <text:p>681.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SE_8x8</text:p>
          </table:table-cell>
          <table:table-cell office:value-type="float" office:value="0.0174046" calcext:value-type="float">
            <text:p>0.0174046</text:p>
          </table:table-cell>
          <table:table-cell office:value-type="float" office:value="95.196" calcext:value-type="float">
            <text:p>95.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CT_16x16</text:p>
          </table:table-cell>
          <table:table-cell office:value-type="float" office:value="0.0168414" calcext:value-type="float">
            <text:p>0.0168414</text:p>
          </table:table-cell>
          <table:table-cell office:value-type="float" office:value="13.745" calcext:value-type="float">
            <text:p>13.7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CT_32x32</text:p>
          </table:table-cell>
          <table:table-cell office:value-type="float" office:value="0.0289695" calcext:value-type="float">
            <text:p>0.0289695</text:p>
          </table:table-cell>
          <table:table-cell office:value-type="float" office:value="3.854" calcext:value-type="float">
            <text:p>3.8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CT_4x4</text:p>
          </table:table-cell>
          <table:table-cell office:value-type="float" office:value="0.0241075" calcext:value-type="float">
            <text:p>0.0241075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CT_8x8</text:p>
          </table:table-cell>
          <table:table-cell office:value-type="float" office:value="0.0256696" calcext:value-type="float">
            <text:p>0.0256696</text:p>
          </table:table-cell>
          <table:table-cell office:value-type="float" office:value="95.196" calcext:value-type="float">
            <text:p>95.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ST_4x4</text:p>
          </table:table-cell>
          <table:table-cell office:value-type="float" office:value="0.0465286" calcext:value-type="float">
            <text:p>0.0465286</text:p>
          </table:table-cell>
          <table:table-cell office:value-type="float" office:value="280.625" calcext:value-type="float">
            <text:p>280.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CT_16x16</text:p>
          </table:table-cell>
          <table:table-cell office:value-type="float" office:value="0.0144553" calcext:value-type="float">
            <text:p>0.0144553</text:p>
          </table:table-cell>
          <table:table-cell office:value-type="float" office:value="12.046" calcext:value-type="float">
            <text:p>12.0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CT_32x32</text:p>
          </table:table-cell>
          <table:table-cell office:value-type="float" office:value="0.0311983" calcext:value-type="float">
            <text:p>0.0311983</text:p>
          </table:table-cell>
          <table:table-cell office:value-type="float" office:value="3.802" calcext:value-type="float">
            <text:p>3.8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CT_4x4</text:p>
          </table:table-cell>
          <table:table-cell office:value-type="float" office:value="0.00484419" calcext:value-type="float">
            <text:p>0.00484419</text:p>
          </table:table-cell>
          <table:table-cell office:value-type="float" office:value="28.574" calcext:value-type="float">
            <text:p>28.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CT_8x8</text:p>
          </table:table-cell>
          <table:table-cell office:value-type="float" office:value="0.0178242" calcext:value-type="float">
            <text:p>0.0178242</text:p>
          </table:table-cell>
          <table:table-cell office:value-type="float" office:value="56.286" calcext:value-type="float">
            <text:p>56.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ST_4x4</text:p>
          </table:table-cell>
          <table:table-cell office:value-type="float" office:value="0.0153441" calcext:value-type="float">
            <text:p>0.0153441</text:p>
          </table:table-cell>
          <table:table-cell office:value-type="float" office:value="83.478" calcext:value-type="float">
            <text:p>83.47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ra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T</text:p>
          </table:table-cell>
          <table:table-cell table:formula="of:=SUM([.B26:.B89])" office:value-type="float" office:value="1.323098388" calcext:value-type="float">
            <text:p>1.323098388</text:p>
          </table:table-cell>
          <table:table-cell table:formula="of:=SUM([.E24:.E26])/SUM([.E24:.E27])" office:value-type="float" office:value="0.324685762742819" calcext:value-type="float">
            <text:p>0.3246857627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3.97741" calcext:value-type="float">
            <text:p>3.97741</text:p>
          </table:table-cell>
          <table:table-cell office:value-type="float" office:value="6056.43" calcext:value-type="float">
            <text:p>6056.43</text:p>
          </table:table-cell>
          <table:table-cell office:value-type="string" calcext:value-type="string">
            <text:p>INTERP</text:p>
          </table:table-cell>
          <table:table-cell table:formula="of:=SUM([.B90:.B129])" office:value-type="float" office:value="0.368017605" calcext:value-type="float">
            <text:p>0.368017605</text:p>
          </table:table-cell>
          <table:table-cell/>
        </table:table-row>
        <table:table-row table:style-name="ro1">
          <table:table-cell office:value-type="string" calcext:value-type="string">
            <text:p>Dist_HAD_12x16</text:p>
          </table:table-cell>
          <table:table-cell office:value-type="float" office:value="0.00423527" calcext:value-type="float">
            <text:p>0.00423527</text:p>
          </table:table-cell>
          <table:table-cell office:value-type="float" office:value="6.892" calcext:value-type="float">
            <text:p>6.892</text:p>
          </table:table-cell>
          <table:table-cell office:value-type="string" calcext:value-type="string">
            <text:p>TR</text:p>
          </table:table-cell>
          <table:table-cell table:formula="of:=SUM([.B130:.B139])" office:value-type="float" office:value="0.2211913868" calcext:value-type="float">
            <text:p>0.2211913868</text:p>
          </table:table-cell>
          <table:table-cell/>
        </table:table-row>
        <table:table-row table:style-name="ro1">
          <table:table-cell office:value-type="string" calcext:value-type="string">
            <text:p>Dist_HAD_16x12</text:p>
          </table:table-cell>
          <table:table-cell office:value-type="float" office:value="0.00224757" calcext:value-type="float">
            <text:p>0.0022475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thers</text:p>
          </table:table-cell>
          <table:table-cell table:formula="of:=[.B25]" office:value-type="float" office:value="3.97741" calcext:value-type="float">
            <text:p>3.97741</text:p>
          </table:table-cell>
          <table:table-cell/>
        </table:table-row>
        <table:table-row table:style-name="ro1">
          <table:table-cell office:value-type="string" calcext:value-type="string">
            <text:p>Dist_HAD_16x16</text:p>
          </table:table-cell>
          <table:table-cell office:value-type="float" office:value="0.0524466" calcext:value-type="float">
            <text:p>0.0524466</text:p>
          </table:table-cell>
          <table:table-cell office:value-type="float" office:value="56.545" calcext:value-type="float">
            <text:p>56.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16x32</text:p>
          </table:table-cell>
          <table:table-cell office:value-type="float" office:value="0.0558703" calcext:value-type="float">
            <text:p>0.0558703</text:p>
          </table:table-cell>
          <table:table-cell office:value-type="float" office:value="32.76" calcext:value-type="float">
            <text:p>32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16x4</text:p>
          </table:table-cell>
          <table:table-cell office:value-type="float" office:value="0.00118589" calcext:value-type="float">
            <text:p>0.00118589</text:p>
          </table:table-cell>
          <table:table-cell office:value-type="float" office:value="3.6" calcext:value-type="float">
            <text:p>3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16x64</text:p>
          </table:table-cell>
          <table:table-cell office:value-type="float" office:value="0.000704288" calcext:value-type="float">
            <text:p>0.000704288</text:p>
          </table:table-cell>
          <table:table-cell office:value-type="float" office:value="0.21" calcext:value-type="float">
            <text:p>0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16x8</text:p>
          </table:table-cell>
          <table:table-cell office:value-type="float" office:value="0.0636864" calcext:value-type="float">
            <text:p>0.0636864</text:p>
          </table:table-cell>
          <table:table-cell office:value-type="float" office:value="131.04" calcext:value-type="float">
            <text:p>131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24x32</text:p>
          </table:table-cell>
          <table:table-cell office:value-type="float" office:value="0.00943589" calcext:value-type="float">
            <text:p>0.00943589</text:p>
          </table:table-cell>
          <table:table-cell office:value-type="float" office:value="3.45" calcext:value-type="float">
            <text:p>3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32x16</text:p>
          </table:table-cell>
          <table:table-cell office:value-type="float" office:value="0.0554602" calcext:value-type="float">
            <text:p>0.0554602</text:p>
          </table:table-cell>
          <table:table-cell office:value-type="float" office:value="32.76" calcext:value-type="float">
            <text:p>32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32x24</text:p>
          </table:table-cell>
          <table:table-cell office:value-type="float" office:value="0.00544548" calcext:value-type="float">
            <text:p>0.00544548</text:p>
          </table:table-cell>
          <table:table-cell office:value-type="float" office:value="2.146" calcext:value-type="float">
            <text:p>2.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32x32</text:p>
          </table:table-cell>
          <table:table-cell office:value-type="float" office:value="0.0473323" calcext:value-type="float">
            <text:p>0.0473323</text:p>
          </table:table-cell>
          <table:table-cell office:value-type="float" office:value="14.565" calcext:value-type="float">
            <text:p>14.5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32x64</text:p>
          </table:table-cell>
          <table:table-cell office:value-type="float" office:value="0.049211" calcext:value-type="float">
            <text:p>0.049211</text:p>
          </table:table-cell>
          <table:table-cell office:value-type="float" office:value="7.644" calcext:value-type="float">
            <text:p>7.6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32x8</text:p>
          </table:table-cell>
          <table:table-cell office:value-type="float" office:value="0.0019722" calcext:value-type="float">
            <text:p>0.0019722</text:p>
          </table:table-cell>
          <table:table-cell office:value-type="float" office:value="2.146" calcext:value-type="float">
            <text:p>2.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48x64</text:p>
          </table:table-cell>
          <table:table-cell office:value-type="float" office:value="0.00202847" calcext:value-type="float">
            <text:p>0.00202847</text:p>
          </table:table-cell>
          <table:table-cell office:value-type="float" office:value="0.21" calcext:value-type="float">
            <text:p>0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4x16</text:p>
          </table:table-cell>
          <table:table-cell office:value-type="float" office:value="0.00222898" calcext:value-type="float">
            <text:p>0.00222898</text:p>
          </table:table-cell>
          <table:table-cell office:value-type="float" office:value="6.892" calcext:value-type="float">
            <text:p>6.8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4x4</text:p>
          </table:table-cell>
          <table:table-cell office:value-type="float" office:value="0.000430346" calcext:value-type="float">
            <text:p>0.000430346</text:p>
          </table:table-cell>
          <table:table-cell office:value-type="float" office:value="2.1" calcext:value-type="float">
            <text:p>2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4x8</text:p>
          </table:table-cell>
          <table:table-cell office:value-type="float" office:value="0.0496032" calcext:value-type="float">
            <text:p>0.0496032</text:p>
          </table:table-cell>
          <table:table-cell office:value-type="float" office:value="299.52" calcext:value-type="float">
            <text:p>29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64x16</text:p>
          </table:table-cell>
          <table:table-cell office:value-type="float" office:value="0.000266075" calcext:value-type="float">
            <text:p>0.000266075</text:p>
          </table:table-cell>
          <table:table-cell office:value-type="float" office:value="0.08" calcext:value-type="float">
            <text:p>0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64x32</text:p>
          </table:table-cell>
          <table:table-cell office:value-type="float" office:value="0.0478311" calcext:value-type="float">
            <text:p>0.0478311</text:p>
          </table:table-cell>
          <table:table-cell office:value-type="float" office:value="7.644" calcext:value-type="float">
            <text:p>7.6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64x48</text:p>
          </table:table-cell>
          <table:table-cell office:value-type="float" office:value="0.00079608" calcext:value-type="float">
            <text:p>0.00079608</text:p>
          </table:table-cell>
          <table:table-cell office:value-type="float" office:value="0.08" calcext:value-type="float">
            <text:p>0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64x64</text:p>
          </table:table-cell>
          <table:table-cell office:value-type="float" office:value="0.048249" calcext:value-type="float">
            <text:p>0.048249</text:p>
          </table:table-cell>
          <table:table-cell office:value-type="float" office:value="3.836" calcext:value-type="float">
            <text:p>3.8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8x16</text:p>
          </table:table-cell>
          <table:table-cell office:value-type="float" office:value="0.0623345" calcext:value-type="float">
            <text:p>0.0623345</text:p>
          </table:table-cell>
          <table:table-cell office:value-type="float" office:value="131.04" calcext:value-type="float">
            <text:p>131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8x32</text:p>
          </table:table-cell>
          <table:table-cell office:value-type="float" office:value="0.00341201" calcext:value-type="float">
            <text:p>0.00341201</text:p>
          </table:table-cell>
          <table:table-cell office:value-type="float" office:value="3.45" calcext:value-type="float">
            <text:p>3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8x4</text:p>
          </table:table-cell>
          <table:table-cell office:value-type="float" office:value="0.0517747" calcext:value-type="float">
            <text:p>0.0517747</text:p>
          </table:table-cell>
          <table:table-cell office:value-type="float" office:value="299.52" calcext:value-type="float">
            <text:p>29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8x8</text:p>
          </table:table-cell>
          <table:table-cell office:value-type="float" office:value="0.065212" calcext:value-type="float">
            <text:p>0.065212</text:p>
          </table:table-cell>
          <table:table-cell office:value-type="float" office:value="225.165" calcext:value-type="float">
            <text:p>225.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2x16</text:p>
          </table:table-cell>
          <table:table-cell office:value-type="float" office:value="0.0038538" calcext:value-type="float">
            <text:p>0.0038538</text:p>
          </table:table-cell>
          <table:table-cell office:value-type="float" office:value="12.41" calcext:value-type="float">
            <text:p>12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2x16sub</text:p>
          </table:table-cell>
          <table:table-cell office:value-type="float" office:value="0.00179791" calcext:value-type="float">
            <text:p>0.00179791</text:p>
          </table:table-cell>
          <table:table-cell office:value-type="float" office:value="6.72" calcext:value-type="float">
            <text:p>6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12</text:p>
          </table:table-cell>
          <table:table-cell office:value-type="float" office:value="0.00148797" calcext:value-type="float">
            <text:p>0.00148797</text:p>
          </table:table-cell>
          <table:table-cell office:value-type="float" office:value="5.1" calcext:value-type="float">
            <text:p>5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12sub</text:p>
          </table:table-cell>
          <table:table-cell office:value-type="float" office:value="0.000528336" calcext:value-type="float">
            <text:p>0.000528336</text:p>
          </table:table-cell>
          <table:table-cell office:value-type="float" office:value="1.757" calcext:value-type="float">
            <text:p>1.7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16</text:p>
          </table:table-cell>
          <table:table-cell office:value-type="float" office:value="0.0273407" calcext:value-type="float">
            <text:p>0.0273407</text:p>
          </table:table-cell>
          <table:table-cell office:value-type="float" office:value="132.6" calcext:value-type="float">
            <text:p>132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16sub</text:p>
          </table:table-cell>
          <table:table-cell office:value-type="float" office:value="0.00850797" calcext:value-type="float">
            <text:p>0.00850797</text:p>
          </table:table-cell>
          <table:table-cell office:value-type="float" office:value="46.305" calcext:value-type="float">
            <text:p>46.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32</text:p>
          </table:table-cell>
          <table:table-cell office:value-type="float" office:value="0.0173373" calcext:value-type="float">
            <text:p>0.0173373</text:p>
          </table:table-cell>
          <table:table-cell office:value-type="float" office:value="66.3" calcext:value-type="float">
            <text:p>66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32sub</text:p>
          </table:table-cell>
          <table:table-cell office:value-type="float" office:value="0.00500822" calcext:value-type="float">
            <text:p>0.00500822</text:p>
          </table:table-cell>
          <table:table-cell office:value-type="float" office:value="20.532" calcext:value-type="float">
            <text:p>20.5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4</text:p>
          </table:table-cell>
          <table:table-cell office:value-type="float" office:value="0.00141215" calcext:value-type="float">
            <text:p>0.00141215</text:p>
          </table:table-cell>
          <table:table-cell office:value-type="float" office:value="6.75" calcext:value-type="float">
            <text:p>6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8</text:p>
          </table:table-cell>
          <table:table-cell office:value-type="float" office:value="0.0542655" calcext:value-type="float">
            <text:p>0.0542655</text:p>
          </table:table-cell>
          <table:table-cell office:value-type="float" office:value="343.703" calcext:value-type="float">
            <text:p>343.7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24x32</text:p>
          </table:table-cell>
          <table:table-cell office:value-type="float" office:value="0.00322247" calcext:value-type="float">
            <text:p>0.00322247</text:p>
          </table:table-cell>
          <table:table-cell office:value-type="float" office:value="6.8" calcext:value-type="float">
            <text:p>6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24x32sub</text:p>
          </table:table-cell>
          <table:table-cell office:value-type="float" office:value="0.00116777" calcext:value-type="float">
            <text:p>0.00116777</text:p>
          </table:table-cell>
          <table:table-cell office:value-type="float" office:value="2.393" calcext:value-type="float">
            <text:p>2.3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16</text:p>
          </table:table-cell>
          <table:table-cell office:value-type="float" office:value="0.0181425" calcext:value-type="float">
            <text:p>0.0181425</text:p>
          </table:table-cell>
          <table:table-cell office:value-type="float" office:value="66.3" calcext:value-type="float">
            <text:p>66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16sub</text:p>
          </table:table-cell>
          <table:table-cell office:value-type="float" office:value="0.00525165" calcext:value-type="float">
            <text:p>0.00525165</text:p>
          </table:table-cell>
          <table:table-cell office:value-type="float" office:value="21.523" calcext:value-type="float">
            <text:p>21.5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24</text:p>
          </table:table-cell>
          <table:table-cell office:value-type="float" office:value="0.00173783" calcext:value-type="float">
            <text:p>0.00173783</text:p>
          </table:table-cell>
          <table:table-cell office:value-type="float" office:value="4.08" calcext:value-type="float">
            <text:p>4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24sub</text:p>
          </table:table-cell>
          <table:table-cell office:value-type="float" office:value="0.0010097" calcext:value-type="float">
            <text:p>0.0010097</text:p>
          </table:table-cell>
          <table:table-cell office:value-type="float" office:value="2.641" calcext:value-type="float">
            <text:p>2.6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32</text:p>
          </table:table-cell>
          <table:table-cell office:value-type="float" office:value="0.0136826" calcext:value-type="float">
            <text:p>0.0136826</text:p>
          </table:table-cell>
          <table:table-cell office:value-type="float" office:value="33.15" calcext:value-type="float">
            <text:p>33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32sub</text:p>
          </table:table-cell>
          <table:table-cell office:value-type="float" office:value="0.00557733" calcext:value-type="float">
            <text:p>0.00557733</text:p>
          </table:table-cell>
          <table:table-cell office:value-type="float" office:value="12.933" calcext:value-type="float">
            <text:p>12.9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64</text:p>
          </table:table-cell>
          <table:table-cell office:value-type="float" office:value="0.0110888" calcext:value-type="float">
            <text:p>0.0110888</text:p>
          </table:table-cell>
          <table:table-cell office:value-type="float" office:value="15.47" calcext:value-type="float">
            <text:p>15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64sub</text:p>
          </table:table-cell>
          <table:table-cell office:value-type="float" office:value="0.00314927" calcext:value-type="float">
            <text:p>0.00314927</text:p>
          </table:table-cell>
          <table:table-cell office:value-type="float" office:value="4.554" calcext:value-type="float">
            <text:p>4.5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8</text:p>
          </table:table-cell>
          <table:table-cell office:value-type="float" office:value="0.00163889" calcext:value-type="float">
            <text:p>0.00163889</text:p>
          </table:table-cell>
          <table:table-cell office:value-type="float" office:value="6.494" calcext:value-type="float">
            <text:p>6.4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4x16</text:p>
          </table:table-cell>
          <table:table-cell office:value-type="float" office:value="0.00249934" calcext:value-type="float">
            <text:p>0.00249934</text:p>
          </table:table-cell>
          <table:table-cell office:value-type="float" office:value="12.41" calcext:value-type="float">
            <text:p>12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4x16sub</text:p>
          </table:table-cell>
          <table:table-cell office:value-type="float" office:value="0.000995636" calcext:value-type="float">
            <text:p>0.000995636</text:p>
          </table:table-cell>
          <table:table-cell office:value-type="float" office:value="5.525" calcext:value-type="float">
            <text:p>5.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4x8</text:p>
          </table:table-cell>
          <table:table-cell office:value-type="float" office:value="0.0421913" calcext:value-type="float">
            <text:p>0.0421913</text:p>
          </table:table-cell>
          <table:table-cell office:value-type="float" office:value="345.998" calcext:value-type="float">
            <text:p>345.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64x32</text:p>
          </table:table-cell>
          <table:table-cell office:value-type="float" office:value="0.0112145" calcext:value-type="float">
            <text:p>0.0112145</text:p>
          </table:table-cell>
          <table:table-cell office:value-type="float" office:value="15.47" calcext:value-type="float">
            <text:p>15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64x32sub</text:p>
          </table:table-cell>
          <table:table-cell office:value-type="float" office:value="0.00320435" calcext:value-type="float">
            <text:p>0.00320435</text:p>
          </table:table-cell>
          <table:table-cell office:value-type="float" office:value="4.683" calcext:value-type="float">
            <text:p>4.6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64x64</text:p>
          </table:table-cell>
          <table:table-cell office:value-type="float" office:value="0.0102372" calcext:value-type="float">
            <text:p>0.0102372</text:p>
          </table:table-cell>
          <table:table-cell office:value-type="float" office:value="7.735" calcext:value-type="float">
            <text:p>7.7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64x64sub</text:p>
          </table:table-cell>
          <table:table-cell office:value-type="float" office:value="0.00553417" calcext:value-type="float">
            <text:p>0.00553417</text:p>
          </table:table-cell>
          <table:table-cell office:value-type="float" office:value="4.153" calcext:value-type="float">
            <text:p>4.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16</text:p>
          </table:table-cell>
          <table:table-cell office:value-type="float" office:value="0.0280528" calcext:value-type="float">
            <text:p>0.0280528</text:p>
          </table:table-cell>
          <table:table-cell office:value-type="float" office:value="265.2" calcext:value-type="float">
            <text:p>265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16sub</text:p>
          </table:table-cell>
          <table:table-cell office:value-type="float" office:value="0.00893736" calcext:value-type="float">
            <text:p>0.00893736</text:p>
          </table:table-cell>
          <table:table-cell office:value-type="float" office:value="78.553" calcext:value-type="float">
            <text:p>78.5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32</text:p>
          </table:table-cell>
          <table:table-cell office:value-type="float" office:value="0.00153756" calcext:value-type="float">
            <text:p>0.00153756</text:p>
          </table:table-cell>
          <table:table-cell office:value-type="float" office:value="6.8" calcext:value-type="float">
            <text:p>6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32sub</text:p>
          </table:table-cell>
          <table:table-cell office:value-type="float" office:value="0.000947237" calcext:value-type="float">
            <text:p>0.000947237</text:p>
          </table:table-cell>
          <table:table-cell office:value-type="float" office:value="4.211" calcext:value-type="float">
            <text:p>4.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4</text:p>
          </table:table-cell>
          <table:table-cell office:value-type="float" office:value="0.0469944" calcext:value-type="float">
            <text:p>0.0469944</text:p>
          </table:table-cell>
          <table:table-cell office:value-type="float" office:value="344.259" calcext:value-type="float">
            <text:p>344.2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8</text:p>
          </table:table-cell>
          <table:table-cell office:value-type="float" office:value="0.0857847" calcext:value-type="float">
            <text:p>0.0857847</text:p>
          </table:table-cell>
          <table:table-cell office:value-type="float" office:value="692.413" calcext:value-type="float">
            <text:p>692.4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SE_16x16</text:p>
          </table:table-cell>
          <table:table-cell office:value-type="float" office:value="0.0327883" calcext:value-type="float">
            <text:p>0.0327883</text:p>
          </table:table-cell>
          <table:table-cell office:value-type="float" office:value="56.196" calcext:value-type="float">
            <text:p>56.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SE_32x32</text:p>
          </table:table-cell>
          <table:table-cell office:value-type="float" office:value="0.0242786" calcext:value-type="float">
            <text:p>0.0242786</text:p>
          </table:table-cell>
          <table:table-cell office:value-type="float" office:value="10.753" calcext:value-type="float">
            <text:p>10.7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SE_4x4</text:p>
          </table:table-cell>
          <table:table-cell office:value-type="float" office:value="0.094487" calcext:value-type="float">
            <text:p>0.094487</text:p>
          </table:table-cell>
          <table:table-cell office:value-type="float" office:value="1090.99" calcext:value-type="float">
            <text:p>1090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SE_64x64</text:p>
          </table:table-cell>
          <table:table-cell office:value-type="float" office:value="0.00814152" calcext:value-type="float">
            <text:p>0.00814152</text:p>
          </table:table-cell>
          <table:table-cell office:value-type="float" office:value="0.884" calcext:value-type="float">
            <text:p>0.8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SE_8x8</text:p>
          </table:table-cell>
          <table:table-cell office:value-type="float" office:value="0.0446639" calcext:value-type="float">
            <text:p>0.0446639</text:p>
          </table:table-cell>
          <table:table-cell office:value-type="float" office:value="215.302" calcext:value-type="float">
            <text:p>215.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12_16</text:p>
          </table:table-cell>
          <table:table-cell office:value-type="float" office:value="0.00107026" calcext:value-type="float">
            <text:p>0.00107026</text:p>
          </table:table-cell>
          <table:table-cell office:value-type="float" office:value="0.292" calcext:value-type="float">
            <text:p>0.2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16_12</text:p>
          </table:table-cell>
          <table:table-cell office:value-type="float" office:value="0.000334501" calcext:value-type="float">
            <text:p>0.000334501</text:p>
          </table:table-cell>
          <table:table-cell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16_16</text:p>
          </table:table-cell>
          <table:table-cell office:value-type="float" office:value="0.010258" calcext:value-type="float">
            <text:p>0.010258</text:p>
          </table:table-cell>
          <table:table-cell office:value-type="float" office:value="3.12" calcext:value-type="float">
            <text:p>3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16_32</text:p>
          </table:table-cell>
          <table:table-cell office:value-type="float" office:value="0.00827408" calcext:value-type="float">
            <text:p>0.00827408</text:p>
          </table:table-cell>
          <table:table-cell office:value-type="float" office:value="1.56" calcext:value-type="float">
            <text:p>1.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16_4</text:p>
          </table:table-cell>
          <table:table-cell office:value-type="float" office:value="0.000195265" calcext:value-type="float">
            <text:p>0.000195265</text:p>
          </table:table-cell>
          <table:table-cell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16_8</text:p>
          </table:table-cell>
          <table:table-cell office:value-type="float" office:value="0.012773" calcext:value-type="float">
            <text:p>0.012773</text:p>
          </table:table-cell>
          <table:table-cell office:value-type="float" office:value="6.24" calcext:value-type="float">
            <text:p>6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24_32</text:p>
          </table:table-cell>
          <table:table-cell office:value-type="float" office:value="0.00112081" calcext:value-type="float">
            <text:p>0.00112081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32_16</text:p>
          </table:table-cell>
          <table:table-cell office:value-type="float" office:value="0.00692487" calcext:value-type="float">
            <text:p>0.00692487</text:p>
          </table:table-cell>
          <table:table-cell office:value-type="float" office:value="1.56" calcext:value-type="float">
            <text:p>1.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32_24</text:p>
          </table:table-cell>
          <table:table-cell office:value-type="float" office:value="0.000582218" calcext:value-type="float">
            <text:p>0.000582218</text:p>
          </table:table-cell>
          <table:table-cell office:value-type="float" office:value="0.096" calcext:value-type="float">
            <text:p>0.0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32_32</text:p>
          </table:table-cell>
          <table:table-cell office:value-type="float" office:value="0.00672507" calcext:value-type="float">
            <text:p>0.00672507</text:p>
          </table:table-cell>
          <table:table-cell office:value-type="float" office:value="0.78" calcext:value-type="float">
            <text:p>0.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32_64</text:p>
          </table:table-cell>
          <table:table-cell office:value-type="float" office:value="0.00535917" calcext:value-type="float">
            <text:p>0.00535917</text:p>
          </table:table-cell>
          <table:table-cell office:value-type="float" office:value="0.364" calcext:value-type="float">
            <text:p>0.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32_8</text:p>
          </table:table-cell>
          <table:table-cell office:value-type="float" office:value="0.000260115" calcext:value-type="float">
            <text:p>0.000260115</text:p>
          </table:table-cell>
          <table:table-cell office:value-type="float" office:value="0.096" calcext:value-type="float">
            <text:p>0.0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4_16</text:p>
          </table:table-cell>
          <table:table-cell office:value-type="float" office:value="0.000759602" calcext:value-type="float">
            <text:p>0.000759602</text:p>
          </table:table-cell>
          <table:table-cell office:value-type="float" office:value="0.292" calcext:value-type="float">
            <text:p>0.2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4_8</text:p>
          </table:table-cell>
          <table:table-cell office:value-type="float" office:value="0.0195415" calcext:value-type="float">
            <text:p>0.0195415</text:p>
          </table:table-cell>
          <table:table-cell office:value-type="float" office:value="12.48" calcext:value-type="float">
            <text:p>12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64_32</text:p>
          </table:table-cell>
          <table:table-cell office:value-type="float" office:value="0.00452423" calcext:value-type="float">
            <text:p>0.00452423</text:p>
          </table:table-cell>
          <table:table-cell office:value-type="float" office:value="0.364" calcext:value-type="float">
            <text:p>0.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64_64</text:p>
          </table:table-cell>
          <table:table-cell office:value-type="float" office:value="0.00460434" calcext:value-type="float">
            <text:p>0.00460434</text:p>
          </table:table-cell>
          <table:table-cell office:value-type="float" office:value="0.182" calcext:value-type="float">
            <text:p>0.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8_16</text:p>
          </table:table-cell>
          <table:table-cell office:value-type="float" office:value="0.014878" calcext:value-type="float">
            <text:p>0.014878</text:p>
          </table:table-cell>
          <table:table-cell office:value-type="float" office:value="6.24" calcext:value-type="float">
            <text:p>6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8_32</text:p>
          </table:table-cell>
          <table:table-cell office:value-type="float" office:value="0.000676632" calcext:value-type="float">
            <text:p>0.000676632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8_4</text:p>
          </table:table-cell>
          <table:table-cell office:value-type="float" office:value="0.0151873" calcext:value-type="float">
            <text:p>0.0151873</text:p>
          </table:table-cell>
          <table:table-cell office:value-type="float" office:value="12.48" calcext:value-type="float">
            <text:p>12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8_8</text:p>
          </table:table-cell>
          <table:table-cell office:value-type="float" office:value="0.0199068" calcext:value-type="float">
            <text:p>0.0199068</text:p>
          </table:table-cell>
          <table:table-cell office:value-type="float" office:value="12.48" calcext:value-type="float">
            <text:p>12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12_16</text:p>
          </table:table-cell>
          <table:table-cell office:value-type="float" office:value="0.00206852" calcext:value-type="float">
            <text:p>0.00206852</text:p>
          </table:table-cell>
          <table:table-cell office:value-type="float" office:value="0.292" calcext:value-type="float">
            <text:p>0.2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16_12</text:p>
          </table:table-cell>
          <table:table-cell office:value-type="float" office:value="0.000620365" calcext:value-type="float">
            <text:p>0.000620365</text:p>
          </table:table-cell>
          <table:table-cell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16_16</text:p>
          </table:table-cell>
          <table:table-cell office:value-type="float" office:value="0.0187218" calcext:value-type="float">
            <text:p>0.0187218</text:p>
          </table:table-cell>
          <table:table-cell office:value-type="float" office:value="3.12" calcext:value-type="float">
            <text:p>3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16_32</text:p>
          </table:table-cell>
          <table:table-cell office:value-type="float" office:value="0.0169337" calcext:value-type="float">
            <text:p>0.0169337</text:p>
          </table:table-cell>
          <table:table-cell office:value-type="float" office:value="1.56" calcext:value-type="float">
            <text:p>1.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16_4</text:p>
          </table:table-cell>
          <table:table-cell office:value-type="float" office:value="0.000297546" calcext:value-type="float">
            <text:p>0.000297546</text:p>
          </table:table-cell>
          <table:table-cell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16_8</text:p>
          </table:table-cell>
          <table:table-cell office:value-type="float" office:value="0.0209367" calcext:value-type="float">
            <text:p>0.0209367</text:p>
          </table:table-cell>
          <table:table-cell office:value-type="float" office:value="6.24" calcext:value-type="float">
            <text:p>6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24_32</text:p>
          </table:table-cell>
          <table:table-cell office:value-type="float" office:value="0.00248694" calcext:value-type="float">
            <text:p>0.00248694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32_16</text:p>
          </table:table-cell>
          <table:table-cell office:value-type="float" office:value="0.0139585" calcext:value-type="float">
            <text:p>0.0139585</text:p>
          </table:table-cell>
          <table:table-cell office:value-type="float" office:value="1.56" calcext:value-type="float">
            <text:p>1.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32_24</text:p>
          </table:table-cell>
          <table:table-cell office:value-type="float" office:value="0.00124955" calcext:value-type="float">
            <text:p>0.00124955</text:p>
          </table:table-cell>
          <table:table-cell office:value-type="float" office:value="0.096" calcext:value-type="float">
            <text:p>0.0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32_32</text:p>
          </table:table-cell>
          <table:table-cell office:value-type="float" office:value="0.0136085" calcext:value-type="float">
            <text:p>0.0136085</text:p>
          </table:table-cell>
          <table:table-cell office:value-type="float" office:value="0.78" calcext:value-type="float">
            <text:p>0.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32_64</text:p>
          </table:table-cell>
          <table:table-cell office:value-type="float" office:value="0.0116653" calcext:value-type="float">
            <text:p>0.0116653</text:p>
          </table:table-cell>
          <table:table-cell office:value-type="float" office:value="0.364" calcext:value-type="float">
            <text:p>0.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32_8</text:p>
          </table:table-cell>
          <table:table-cell office:value-type="float" office:value="0.000486851" calcext:value-type="float">
            <text:p>0.000486851</text:p>
          </table:table-cell>
          <table:table-cell office:value-type="float" office:value="0.096" calcext:value-type="float">
            <text:p>0.0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4_16</text:p>
          </table:table-cell>
          <table:table-cell office:value-type="float" office:value="0.00126958" calcext:value-type="float">
            <text:p>0.00126958</text:p>
          </table:table-cell>
          <table:table-cell office:value-type="float" office:value="0.292" calcext:value-type="float">
            <text:p>0.2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4_8</text:p>
          </table:table-cell>
          <table:table-cell office:value-type="float" office:value="0.0302534" calcext:value-type="float">
            <text:p>0.0302534</text:p>
          </table:table-cell>
          <table:table-cell office:value-type="float" office:value="12.48" calcext:value-type="float">
            <text:p>12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64_32</text:p>
          </table:table-cell>
          <table:table-cell office:value-type="float" office:value="0.00971293" calcext:value-type="float">
            <text:p>0.00971293</text:p>
          </table:table-cell>
          <table:table-cell office:value-type="float" office:value="0.364" calcext:value-type="float">
            <text:p>0.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64_64</text:p>
          </table:table-cell>
          <table:table-cell office:value-type="float" office:value="0.0104129" calcext:value-type="float">
            <text:p>0.0104129</text:p>
          </table:table-cell>
          <table:table-cell office:value-type="float" office:value="0.182" calcext:value-type="float">
            <text:p>0.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8_16</text:p>
          </table:table-cell>
          <table:table-cell office:value-type="float" office:value="0.0258288" calcext:value-type="float">
            <text:p>0.0258288</text:p>
          </table:table-cell>
          <table:table-cell office:value-type="float" office:value="6.24" calcext:value-type="float">
            <text:p>6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8_32</text:p>
          </table:table-cell>
          <table:table-cell office:value-type="float" office:value="0.00131106" calcext:value-type="float">
            <text:p>0.00131106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8_4</text:p>
          </table:table-cell>
          <table:table-cell office:value-type="float" office:value="0.0209119" calcext:value-type="float">
            <text:p>0.0209119</text:p>
          </table:table-cell>
          <table:table-cell office:value-type="float" office:value="12.48" calcext:value-type="float">
            <text:p>12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8_8</text:p>
          </table:table-cell>
          <table:table-cell office:value-type="float" office:value="0.031327" calcext:value-type="float">
            <text:p>0.031327</text:p>
          </table:table-cell>
          <table:table-cell office:value-type="float" office:value="12.48" calcext:value-type="float">
            <text:p>12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CT_16x16</text:p>
          </table:table-cell>
          <table:table-cell office:value-type="float" office:value="0.040885" calcext:value-type="float">
            <text:p>0.040885</text:p>
          </table:table-cell>
          <table:table-cell office:value-type="float" office:value="31.257" calcext:value-type="float">
            <text:p>31.2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CT_32x32</text:p>
          </table:table-cell>
          <table:table-cell office:value-type="float" office:value="0.0341284" calcext:value-type="float">
            <text:p>0.0341284</text:p>
          </table:table-cell>
          <table:table-cell office:value-type="float" office:value="4.248" calcext:value-type="float">
            <text:p>4.2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CT_4x4</text:p>
          </table:table-cell>
          <table:table-cell office:value-type="float" office:value="0.0773098" calcext:value-type="float">
            <text:p>0.0773098</text:p>
          </table:table-cell>
          <table:table-cell office:value-type="float" office:value="492.044" calcext:value-type="float">
            <text:p>492.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CT_8x8</text:p>
          </table:table-cell>
          <table:table-cell office:value-type="float" office:value="0.0414026" calcext:value-type="float">
            <text:p>0.0414026</text:p>
          </table:table-cell>
          <table:table-cell office:value-type="float" office:value="131.46" calcext:value-type="float">
            <text:p>131.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ST_4x4</text:p>
          </table:table-cell>
          <table:table-cell office:value-type="float" office:value="0.000262022" calcext:value-type="float">
            <text:p>0.000262022</text:p>
          </table:table-cell>
          <table:table-cell office:value-type="float" office:value="0.794" calcext:value-type="float">
            <text:p>0.7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CT_16x16</text:p>
          </table:table-cell>
          <table:table-cell office:value-type="float" office:value="0.00765419" calcext:value-type="float">
            <text:p>0.00765419</text:p>
          </table:table-cell>
          <table:table-cell office:value-type="float" office:value="5.244" calcext:value-type="float">
            <text:p>5.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CT_32x32</text:p>
          </table:table-cell>
          <table:table-cell office:value-type="float" office:value="0.013798" calcext:value-type="float">
            <text:p>0.013798</text:p>
          </table:table-cell>
          <table:table-cell office:value-type="float" office:value="1.586" calcext:value-type="float">
            <text:p>1.5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CT_4x4</text:p>
          </table:table-cell>
          <table:table-cell office:value-type="float" office:value="0.00184059" calcext:value-type="float">
            <text:p>0.00184059</text:p>
          </table:table-cell>
          <table:table-cell office:value-type="float" office:value="6.419" calcext:value-type="float">
            <text:p>6.4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CT_8x8</text:p>
          </table:table-cell>
          <table:table-cell office:value-type="float" office:value="0.00381351" calcext:value-type="float">
            <text:p>0.00381351</text:p>
          </table:table-cell>
          <table:table-cell office:value-type="float" office:value="7.718" calcext:value-type="float">
            <text:p>7.7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ST_4x4</text:p>
          </table:table-cell>
          <table:table-cell office:value-type="float" office:value="0.0000972748" calcext:value-type="float">
            <text:p>9.72748E-005</text:p>
          </table:table-cell>
          <table:table-cell office:value-type="float" office:value="0.342" calcext:value-type="float">
            <text:p>0.34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ram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ST</text:p>
          </table:table-cell>
          <table:table-cell table:formula="of:=SUM([.B143:.B206])" office:value-type="float" office:value="2.384243443" calcext:value-type="float">
            <text:p>2.384243443</text:p>
          </table:table-cell>
          <table:table-cell table:formula="of:=SUM([.E141:.E143])/SUM([.E141:.E144])" office:value-type="float" office:value="0.378550333372702" calcext:value-type="float">
            <text:p>0.3785503334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5.48071" calcext:value-type="float">
            <text:p>5.48071</text:p>
          </table:table-cell>
          <table:table-cell office:value-type="float" office:value="10104.7" calcext:value-type="float">
            <text:p>10104.7</text:p>
          </table:table-cell>
          <table:table-cell office:value-type="string" calcext:value-type="string">
            <text:p>INTERP</text:p>
          </table:table-cell>
          <table:table-cell table:formula="of:=SUM([.B207:.B246])" office:value-type="float" office:value="0.709139108" calcext:value-type="float">
            <text:p>0.709139108</text:p>
          </table:table-cell>
          <table:table-cell/>
        </table:table-row>
        <table:table-row table:style-name="ro1">
          <table:table-cell office:value-type="string" calcext:value-type="string">
            <text:p>Dist_HAD_12x16</text:p>
          </table:table-cell>
          <table:table-cell office:value-type="float" office:value="0.00825453" calcext:value-type="float">
            <text:p>0.00825453</text:p>
          </table:table-cell>
          <table:table-cell office:value-type="float" office:value="14.538" calcext:value-type="float">
            <text:p>14.538</text:p>
          </table:table-cell>
          <table:table-cell office:value-type="string" calcext:value-type="string">
            <text:p>TR</text:p>
          </table:table-cell>
          <table:table-cell table:formula="of:=SUM([.B247:.B256])" office:value-type="float" office:value="0.245141402" calcext:value-type="float">
            <text:p>0.245141402</text:p>
          </table:table-cell>
          <table:table-cell/>
        </table:table-row>
        <table:table-row table:style-name="ro1">
          <table:table-cell office:value-type="string" calcext:value-type="string">
            <text:p>Dist_HAD_16x12</text:p>
          </table:table-cell>
          <table:table-cell office:value-type="float" office:value="0.00373197" calcext:value-type="float">
            <text:p>0.00373197</text:p>
          </table:table-cell>
          <table:table-cell office:value-type="float" office:value="6.454" calcext:value-type="float">
            <text:p>6.454</text:p>
          </table:table-cell>
          <table:table-cell office:value-type="string" calcext:value-type="string">
            <text:p>Others</text:p>
          </table:table-cell>
          <table:table-cell table:formula="of:=[.B142]" office:value-type="float" office:value="5.48071" calcext:value-type="float">
            <text:p>5.48071</text:p>
          </table:table-cell>
          <table:table-cell/>
        </table:table-row>
        <table:table-row table:style-name="ro1">
          <table:table-cell office:value-type="string" calcext:value-type="string">
            <text:p>Dist_HAD_16x16</text:p>
          </table:table-cell>
          <table:table-cell office:value-type="float" office:value="0.104411" calcext:value-type="float">
            <text:p>0.104411</text:p>
          </table:table-cell>
          <table:table-cell office:value-type="float" office:value="113.405" calcext:value-type="float">
            <text:p>113.4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16x32</text:p>
          </table:table-cell>
          <table:table-cell office:value-type="float" office:value="0.102743" calcext:value-type="float">
            <text:p>0.102743</text:p>
          </table:table-cell>
          <table:table-cell office:value-type="float" office:value="60.84" calcext:value-type="float">
            <text:p>60.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16x4</text:p>
          </table:table-cell>
          <table:table-cell office:value-type="float" office:value="0.00184202" calcext:value-type="float">
            <text:p>0.00184202</text:p>
          </table:table-cell>
          <table:table-cell office:value-type="float" office:value="6.454" calcext:value-type="float">
            <text:p>6.4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16x64</text:p>
          </table:table-cell>
          <table:table-cell office:value-type="float" office:value="0.000797749" calcext:value-type="float">
            <text:p>0.000797749</text:p>
          </table:table-cell>
          <table:table-cell office:value-type="float" office:value="0.24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16x8</text:p>
          </table:table-cell>
          <table:table-cell office:value-type="float" office:value="0.117338" calcext:value-type="float">
            <text:p>0.117338</text:p>
          </table:table-cell>
          <table:table-cell office:value-type="float" office:value="243.36" calcext:value-type="float">
            <text:p>243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24x32</text:p>
          </table:table-cell>
          <table:table-cell office:value-type="float" office:value="0.0211923" calcext:value-type="float">
            <text:p>0.0211923</text:p>
          </table:table-cell>
          <table:table-cell office:value-type="float" office:value="8.322" calcext:value-type="float">
            <text:p>8.3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32x16</text:p>
          </table:table-cell>
          <table:table-cell office:value-type="float" office:value="0.102565" calcext:value-type="float">
            <text:p>0.102565</text:p>
          </table:table-cell>
          <table:table-cell office:value-type="float" office:value="60.84" calcext:value-type="float">
            <text:p>60.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32x24</text:p>
          </table:table-cell>
          <table:table-cell office:value-type="float" office:value="0.00810075" calcext:value-type="float">
            <text:p>0.00810075</text:p>
          </table:table-cell>
          <table:table-cell office:value-type="float" office:value="3.118" calcext:value-type="float">
            <text:p>3.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32x32</text:p>
          </table:table-cell>
          <table:table-cell office:value-type="float" office:value="0.0944986" calcext:value-type="float">
            <text:p>0.0944986</text:p>
          </table:table-cell>
          <table:table-cell office:value-type="float" office:value="29.27" calcext:value-type="float">
            <text:p>29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32x64</text:p>
          </table:table-cell>
          <table:table-cell office:value-type="float" office:value="0.0901649" calcext:value-type="float">
            <text:p>0.0901649</text:p>
          </table:table-cell>
          <table:table-cell office:value-type="float" office:value="14.196" calcext:value-type="float">
            <text:p>14.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32x8</text:p>
          </table:table-cell>
          <table:table-cell office:value-type="float" office:value="0.00277114" calcext:value-type="float">
            <text:p>0.00277114</text:p>
          </table:table-cell>
          <table:table-cell office:value-type="float" office:value="3.118" calcext:value-type="float">
            <text:p>3.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48x64</text:p>
          </table:table-cell>
          <table:table-cell office:value-type="float" office:value="0.0022161" calcext:value-type="float">
            <text:p>0.0022161</text:p>
          </table:table-cell>
          <table:table-cell office:value-type="float" office:value="0.24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4x16</text:p>
          </table:table-cell>
          <table:table-cell office:value-type="float" office:value="0.00423646" calcext:value-type="float">
            <text:p>0.00423646</text:p>
          </table:table-cell>
          <table:table-cell office:value-type="float" office:value="14.538" calcext:value-type="float">
            <text:p>14.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4x4</text:p>
          </table:table-cell>
          <table:table-cell office:value-type="float" office:value="0.00103521" calcext:value-type="float">
            <text:p>0.00103521</text:p>
          </table:table-cell>
          <table:table-cell office:value-type="float" office:value="4.9" calcext:value-type="float">
            <text:p>4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4x8</text:p>
          </table:table-cell>
          <table:table-cell office:value-type="float" office:value="0.0862348" calcext:value-type="float">
            <text:p>0.0862348</text:p>
          </table:table-cell>
          <table:table-cell office:value-type="float" office:value="524.16" calcext:value-type="float">
            <text:p>524.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64x16</text:p>
          </table:table-cell>
          <table:table-cell office:value-type="float" office:value="0.000252724" calcext:value-type="float">
            <text:p>0.000252724</text:p>
          </table:table-cell>
          <table:table-cell office:value-type="float" office:value="0.08" calcext:value-type="float">
            <text:p>0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64x32</text:p>
          </table:table-cell>
          <table:table-cell office:value-type="float" office:value="0.0895789" calcext:value-type="float">
            <text:p>0.0895789</text:p>
          </table:table-cell>
          <table:table-cell office:value-type="float" office:value="14.196" calcext:value-type="float">
            <text:p>14.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64x48</text:p>
          </table:table-cell>
          <table:table-cell office:value-type="float" office:value="0.00074172" calcext:value-type="float">
            <text:p>0.00074172</text:p>
          </table:table-cell>
          <table:table-cell office:value-type="float" office:value="0.08" calcext:value-type="float">
            <text:p>0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64x64</text:p>
          </table:table-cell>
          <table:table-cell office:value-type="float" office:value="0.0902731" calcext:value-type="float">
            <text:p>0.0902731</text:p>
          </table:table-cell>
          <table:table-cell office:value-type="float" office:value="7.252" calcext:value-type="float">
            <text:p>7.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8x16</text:p>
          </table:table-cell>
          <table:table-cell office:value-type="float" office:value="0.114486" calcext:value-type="float">
            <text:p>0.114486</text:p>
          </table:table-cell>
          <table:table-cell office:value-type="float" office:value="243.36" calcext:value-type="float">
            <text:p>243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8x32</text:p>
          </table:table-cell>
          <table:table-cell office:value-type="float" office:value="0.00782228" calcext:value-type="float">
            <text:p>0.00782228</text:p>
          </table:table-cell>
          <table:table-cell office:value-type="float" office:value="8.322" calcext:value-type="float">
            <text:p>8.3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8x4</text:p>
          </table:table-cell>
          <table:table-cell office:value-type="float" office:value="0.0897582" calcext:value-type="float">
            <text:p>0.0897582</text:p>
          </table:table-cell>
          <table:table-cell office:value-type="float" office:value="524.16" calcext:value-type="float">
            <text:p>524.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8x8</text:p>
          </table:table-cell>
          <table:table-cell office:value-type="float" office:value="0.130912" calcext:value-type="float">
            <text:p>0.130912</text:p>
          </table:table-cell>
          <table:table-cell office:value-type="float" office:value="450.505" calcext:value-type="float">
            <text:p>450.5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2x16</text:p>
          </table:table-cell>
          <table:table-cell office:value-type="float" office:value="0.00895691" calcext:value-type="float">
            <text:p>0.00895691</text:p>
          </table:table-cell>
          <table:table-cell office:value-type="float" office:value="29.884" calcext:value-type="float">
            <text:p>29.8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2x16sub</text:p>
          </table:table-cell>
          <table:table-cell office:value-type="float" office:value="0.00463986" calcext:value-type="float">
            <text:p>0.00463986</text:p>
          </table:table-cell>
          <table:table-cell office:value-type="float" office:value="18.665" calcext:value-type="float">
            <text:p>18.6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12</text:p>
          </table:table-cell>
          <table:table-cell office:value-type="float" office:value="0.00369239" calcext:value-type="float">
            <text:p>0.00369239</text:p>
          </table:table-cell>
          <table:table-cell office:value-type="float" office:value="11.56" calcext:value-type="float">
            <text:p>11.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12sub</text:p>
          </table:table-cell>
          <table:table-cell office:value-type="float" office:value="0.00187492" calcext:value-type="float">
            <text:p>0.00187492</text:p>
          </table:table-cell>
          <table:table-cell office:value-type="float" office:value="6.968" calcext:value-type="float">
            <text:p>6.9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16</text:p>
          </table:table-cell>
          <table:table-cell office:value-type="float" office:value="0.0543842" calcext:value-type="float">
            <text:p>0.0543842</text:p>
          </table:table-cell>
          <table:table-cell office:value-type="float" office:value="265.2" calcext:value-type="float">
            <text:p>265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16sub</text:p>
          </table:table-cell>
          <table:table-cell office:value-type="float" office:value="0.0186698" calcext:value-type="float">
            <text:p>0.0186698</text:p>
          </table:table-cell>
          <table:table-cell office:value-type="float" office:value="107.503" calcext:value-type="float">
            <text:p>107.5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32</text:p>
          </table:table-cell>
          <table:table-cell office:value-type="float" office:value="0.0348082" calcext:value-type="float">
            <text:p>0.0348082</text:p>
          </table:table-cell>
          <table:table-cell office:value-type="float" office:value="132.6" calcext:value-type="float">
            <text:p>132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32sub</text:p>
          </table:table-cell>
          <table:table-cell office:value-type="float" office:value="0.0119848" calcext:value-type="float">
            <text:p>0.0119848</text:p>
          </table:table-cell>
          <table:table-cell office:value-type="float" office:value="49.694" calcext:value-type="float">
            <text:p>49.6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4</text:p>
          </table:table-cell>
          <table:table-cell office:value-type="float" office:value="0.00418687" calcext:value-type="float">
            <text:p>0.00418687</text:p>
          </table:table-cell>
          <table:table-cell office:value-type="float" office:value="19.664" calcext:value-type="float">
            <text:p>19.6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8</text:p>
          </table:table-cell>
          <table:table-cell office:value-type="float" office:value="0.1089" calcext:value-type="float">
            <text:p>0.1089</text:p>
          </table:table-cell>
          <table:table-cell office:value-type="float" office:value="693.118" calcext:value-type="float">
            <text:p>693.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24x32</text:p>
          </table:table-cell>
          <table:table-cell office:value-type="float" office:value="0.00787783" calcext:value-type="float">
            <text:p>0.00787783</text:p>
          </table:table-cell>
          <table:table-cell office:value-type="float" office:value="17.68" calcext:value-type="float">
            <text:p>17.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24x32sub</text:p>
          </table:table-cell>
          <table:table-cell office:value-type="float" office:value="0.00337672" calcext:value-type="float">
            <text:p>0.00337672</text:p>
          </table:table-cell>
          <table:table-cell office:value-type="float" office:value="8.24" calcext:value-type="float">
            <text:p>8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16</text:p>
          </table:table-cell>
          <table:table-cell office:value-type="float" office:value="0.0360687" calcext:value-type="float">
            <text:p>0.0360687</text:p>
          </table:table-cell>
          <table:table-cell office:value-type="float" office:value="132.6" calcext:value-type="float">
            <text:p>132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16sub</text:p>
          </table:table-cell>
          <table:table-cell office:value-type="float" office:value="0.0116341" calcext:value-type="float">
            <text:p>0.0116341</text:p>
          </table:table-cell>
          <table:table-cell office:value-type="float" office:value="46.383" calcext:value-type="float">
            <text:p>46.3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24</text:p>
          </table:table-cell>
          <table:table-cell office:value-type="float" office:value="0.00322962" calcext:value-type="float">
            <text:p>0.00322962</text:p>
          </table:table-cell>
          <table:table-cell office:value-type="float" office:value="6.12" calcext:value-type="float">
            <text:p>6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24sub</text:p>
          </table:table-cell>
          <table:table-cell office:value-type="float" office:value="0.00161362" calcext:value-type="float">
            <text:p>0.00161362</text:p>
          </table:table-cell>
          <table:table-cell office:value-type="float" office:value="3.472" calcext:value-type="float">
            <text:p>3.4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32</text:p>
          </table:table-cell>
          <table:table-cell office:value-type="float" office:value="0.0270135" calcext:value-type="float">
            <text:p>0.0270135</text:p>
          </table:table-cell>
          <table:table-cell office:value-type="float" office:value="66.3" calcext:value-type="float">
            <text:p>66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32sub</text:p>
          </table:table-cell>
          <table:table-cell office:value-type="float" office:value="0.0114312" calcext:value-type="float">
            <text:p>0.0114312</text:p>
          </table:table-cell>
          <table:table-cell office:value-type="float" office:value="28.428" calcext:value-type="float">
            <text:p>28.4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64</text:p>
          </table:table-cell>
          <table:table-cell office:value-type="float" office:value="0.0216849" calcext:value-type="float">
            <text:p>0.0216849</text:p>
          </table:table-cell>
          <table:table-cell office:value-type="float" office:value="30.94" calcext:value-type="float">
            <text:p>30.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64sub</text:p>
          </table:table-cell>
          <table:table-cell office:value-type="float" office:value="0.00663543" calcext:value-type="float">
            <text:p>0.00663543</text:p>
          </table:table-cell>
          <table:table-cell office:value-type="float" office:value="9.905" calcext:value-type="float">
            <text:p>9.9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8</text:p>
          </table:table-cell>
          <table:table-cell office:value-type="float" office:value="0.00364399" calcext:value-type="float">
            <text:p>0.00364399</text:p>
          </table:table-cell>
          <table:table-cell office:value-type="float" office:value="10.323" calcext:value-type="float">
            <text:p>10.3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4x16</text:p>
          </table:table-cell>
          <table:table-cell office:value-type="float" office:value="0.00592494" calcext:value-type="float">
            <text:p>0.00592494</text:p>
          </table:table-cell>
          <table:table-cell office:value-type="float" office:value="29.92" calcext:value-type="float">
            <text:p>29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4x16sub</text:p>
          </table:table-cell>
          <table:table-cell office:value-type="float" office:value="0.00363326" calcext:value-type="float">
            <text:p>0.00363326</text:p>
          </table:table-cell>
          <table:table-cell office:value-type="float" office:value="23.136" calcext:value-type="float">
            <text:p>23.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4x8</text:p>
          </table:table-cell>
          <table:table-cell office:value-type="float" office:value="0.0856009" calcext:value-type="float">
            <text:p>0.0856009</text:p>
          </table:table-cell>
          <table:table-cell office:value-type="float" office:value="705.17" calcext:value-type="float">
            <text:p>705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64x32</text:p>
          </table:table-cell>
          <table:table-cell office:value-type="float" office:value="0.0221193" calcext:value-type="float">
            <text:p>0.0221193</text:p>
          </table:table-cell>
          <table:table-cell office:value-type="float" office:value="30.94" calcext:value-type="float">
            <text:p>30.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64x32sub</text:p>
          </table:table-cell>
          <table:table-cell office:value-type="float" office:value="0.00696468" calcext:value-type="float">
            <text:p>0.00696468</text:p>
          </table:table-cell>
          <table:table-cell office:value-type="float" office:value="10.038" calcext:value-type="float">
            <text:p>10.0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64x64</text:p>
          </table:table-cell>
          <table:table-cell office:value-type="float" office:value="0.0204406" calcext:value-type="float">
            <text:p>0.0204406</text:p>
          </table:table-cell>
          <table:table-cell office:value-type="float" office:value="15.47" calcext:value-type="float">
            <text:p>15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64x64sub</text:p>
          </table:table-cell>
          <table:table-cell office:value-type="float" office:value="0.0102897" calcext:value-type="float">
            <text:p>0.0102897</text:p>
          </table:table-cell>
          <table:table-cell office:value-type="float" office:value="8.05" calcext:value-type="float">
            <text:p>8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16</text:p>
          </table:table-cell>
          <table:table-cell office:value-type="float" office:value="0.0555348" calcext:value-type="float">
            <text:p>0.0555348</text:p>
          </table:table-cell>
          <table:table-cell office:value-type="float" office:value="530.364" calcext:value-type="float">
            <text:p>530.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16sub</text:p>
          </table:table-cell>
          <table:table-cell office:value-type="float" office:value="0.0191107" calcext:value-type="float">
            <text:p>0.0191107</text:p>
          </table:table-cell>
          <table:table-cell office:value-type="float" office:value="170.242" calcext:value-type="float">
            <text:p>170.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32</text:p>
          </table:table-cell>
          <table:table-cell office:value-type="float" office:value="0.00367904" calcext:value-type="float">
            <text:p>0.00367904</text:p>
          </table:table-cell>
          <table:table-cell office:value-type="float" office:value="17.68" calcext:value-type="float">
            <text:p>17.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32sub</text:p>
          </table:table-cell>
          <table:table-cell office:value-type="float" office:value="0.00287342" calcext:value-type="float">
            <text:p>0.00287342</text:p>
          </table:table-cell>
          <table:table-cell office:value-type="float" office:value="14.155" calcext:value-type="float">
            <text:p>14.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4</text:p>
          </table:table-cell>
          <table:table-cell office:value-type="float" office:value="0.0955558" calcext:value-type="float">
            <text:p>0.0955558</text:p>
          </table:table-cell>
          <table:table-cell office:value-type="float" office:value="704.233" calcext:value-type="float">
            <text:p>704.2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8</text:p>
          </table:table-cell>
          <table:table-cell office:value-type="float" office:value="0.174451" calcext:value-type="float">
            <text:p>0.174451</text:p>
          </table:table-cell>
          <table:table-cell office:value-type="float" office:value="1408.5" calcext:value-type="float">
            <text:p>1408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SE_16x16</text:p>
          </table:table-cell>
          <table:table-cell office:value-type="float" office:value="0.0351572" calcext:value-type="float">
            <text:p>0.0351572</text:p>
          </table:table-cell>
          <table:table-cell office:value-type="float" office:value="61.375" calcext:value-type="float">
            <text:p>61.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SE_32x32</text:p>
          </table:table-cell>
          <table:table-cell office:value-type="float" office:value="0.0262136" calcext:value-type="float">
            <text:p>0.0262136</text:p>
          </table:table-cell>
          <table:table-cell office:value-type="float" office:value="11.767" calcext:value-type="float">
            <text:p>11.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SE_4x4</text:p>
          </table:table-cell>
          <table:table-cell office:value-type="float" office:value="0.0992198" calcext:value-type="float">
            <text:p>0.0992198</text:p>
          </table:table-cell>
          <table:table-cell office:value-type="float" office:value="1125.16" calcext:value-type="float">
            <text:p>1125.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SE_64x64</text:p>
          </table:table-cell>
          <table:table-cell office:value-type="float" office:value="0.00855899" calcext:value-type="float">
            <text:p>0.00855899</text:p>
          </table:table-cell>
          <table:table-cell office:value-type="float" office:value="0.901" calcext:value-type="float">
            <text:p>0.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SE_8x8</text:p>
          </table:table-cell>
          <table:table-cell office:value-type="float" office:value="0.0466497" calcext:value-type="float">
            <text:p>0.0466497</text:p>
          </table:table-cell>
          <table:table-cell office:value-type="float" office:value="227.907" calcext:value-type="float">
            <text:p>227.9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12_16</text:p>
          </table:table-cell>
          <table:table-cell office:value-type="float" office:value="0.00228906" calcext:value-type="float">
            <text:p>0.00228906</text:p>
          </table:table-cell>
          <table:table-cell office:value-type="float" office:value="0.704" calcext:value-type="float">
            <text:p>0.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16_12</text:p>
          </table:table-cell>
          <table:table-cell office:value-type="float" office:value="0.000666142" calcext:value-type="float">
            <text:p>0.000666142</text:p>
          </table:table-cell>
          <table:table-cell office:value-type="float" office:value="0.272" calcext:value-type="float">
            <text:p>0.2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16_16</text:p>
          </table:table-cell>
          <table:table-cell office:value-type="float" office:value="0.0193851" calcext:value-type="float">
            <text:p>0.0193851</text:p>
          </table:table-cell>
          <table:table-cell office:value-type="float" office:value="6.24" calcext:value-type="float">
            <text:p>6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16_32</text:p>
          </table:table-cell>
          <table:table-cell office:value-type="float" office:value="0.0159159" calcext:value-type="float">
            <text:p>0.0159159</text:p>
          </table:table-cell>
          <table:table-cell office:value-type="float" office:value="3.12" calcext:value-type="float">
            <text:p>3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16_4</text:p>
          </table:table-cell>
          <table:table-cell office:value-type="float" office:value="0.000415564" calcext:value-type="float">
            <text:p>0.000415564</text:p>
          </table:table-cell>
          <table:table-cell office:value-type="float" office:value="0.272" calcext:value-type="float">
            <text:p>0.2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16_8</text:p>
          </table:table-cell>
          <table:table-cell office:value-type="float" office:value="0.0240543" calcext:value-type="float">
            <text:p>0.0240543</text:p>
          </table:table-cell>
          <table:table-cell office:value-type="float" office:value="12.48" calcext:value-type="float">
            <text:p>12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24_32</text:p>
          </table:table-cell>
          <table:table-cell office:value-type="float" office:value="0.0027566" calcext:value-type="float">
            <text:p>0.0027566</text:p>
          </table:table-cell>
          <table:table-cell office:value-type="float" office:value="0.416" calcext:value-type="float">
            <text:p>0.4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32_16</text:p>
          </table:table-cell>
          <table:table-cell office:value-type="float" office:value="0.0136085" calcext:value-type="float">
            <text:p>0.0136085</text:p>
          </table:table-cell>
          <table:table-cell office:value-type="float" office:value="3.12" calcext:value-type="float">
            <text:p>3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32_24</text:p>
          </table:table-cell>
          <table:table-cell office:value-type="float" office:value="0.000874043" calcext:value-type="float">
            <text:p>0.000874043</text:p>
          </table:table-cell>
          <table:table-cell office:value-type="float" office:value="0.144" calcext:value-type="float">
            <text:p>0.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32_32</text:p>
          </table:table-cell>
          <table:table-cell office:value-type="float" office:value="0.0122409" calcext:value-type="float">
            <text:p>0.0122409</text:p>
          </table:table-cell>
          <table:table-cell office:value-type="float" office:value="1.56" calcext:value-type="float">
            <text:p>1.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32_64</text:p>
          </table:table-cell>
          <table:table-cell office:value-type="float" office:value="0.0103843" calcext:value-type="float">
            <text:p>0.0103843</text:p>
          </table:table-cell>
          <table:table-cell office:value-type="float" office:value="0.728" calcext:value-type="float">
            <text:p>0.7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32_8</text:p>
          </table:table-cell>
          <table:table-cell office:value-type="float" office:value="0.000398397" calcext:value-type="float">
            <text:p>0.000398397</text:p>
          </table:table-cell>
          <table:table-cell office:value-type="float" office:value="0.144" calcext:value-type="float">
            <text:p>0.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4_16</text:p>
          </table:table-cell>
          <table:table-cell office:value-type="float" office:value="0.00166488" calcext:value-type="float">
            <text:p>0.00166488</text:p>
          </table:table-cell>
          <table:table-cell office:value-type="float" office:value="0.704" calcext:value-type="float">
            <text:p>0.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4_8</text:p>
          </table:table-cell>
          <table:table-cell office:value-type="float" office:value="0.0368071" calcext:value-type="float">
            <text:p>0.0368071</text:p>
          </table:table-cell>
          <table:table-cell office:value-type="float" office:value="24.96" calcext:value-type="float">
            <text:p>24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64_32</text:p>
          </table:table-cell>
          <table:table-cell office:value-type="float" office:value="0.00898457" calcext:value-type="float">
            <text:p>0.00898457</text:p>
          </table:table-cell>
          <table:table-cell office:value-type="float" office:value="0.728" calcext:value-type="float">
            <text:p>0.7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64_64</text:p>
          </table:table-cell>
          <table:table-cell office:value-type="float" office:value="0.00900126" calcext:value-type="float">
            <text:p>0.00900126</text:p>
          </table:table-cell>
          <table:table-cell office:value-type="float" office:value="0.364" calcext:value-type="float">
            <text:p>0.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8_16</text:p>
          </table:table-cell>
          <table:table-cell office:value-type="float" office:value="0.0282521" calcext:value-type="float">
            <text:p>0.0282521</text:p>
          </table:table-cell>
          <table:table-cell office:value-type="float" office:value="12.48" calcext:value-type="float">
            <text:p>12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8_32</text:p>
          </table:table-cell>
          <table:table-cell office:value-type="float" office:value="0.00160003" calcext:value-type="float">
            <text:p>0.00160003</text:p>
          </table:table-cell>
          <table:table-cell office:value-type="float" office:value="0.416" calcext:value-type="float">
            <text:p>0.4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8_4</text:p>
          </table:table-cell>
          <table:table-cell office:value-type="float" office:value="0.0277796" calcext:value-type="float">
            <text:p>0.0277796</text:p>
          </table:table-cell>
          <table:table-cell office:value-type="float" office:value="24.96" calcext:value-type="float">
            <text:p>24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8_8</text:p>
          </table:table-cell>
          <table:table-cell office:value-type="float" office:value="0.0371685" calcext:value-type="float">
            <text:p>0.0371685</text:p>
          </table:table-cell>
          <table:table-cell office:value-type="float" office:value="24.96" calcext:value-type="float">
            <text:p>24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12_16</text:p>
          </table:table-cell>
          <table:table-cell office:value-type="float" office:value="0.00465274" calcext:value-type="float">
            <text:p>0.00465274</text:p>
          </table:table-cell>
          <table:table-cell office:value-type="float" office:value="0.704" calcext:value-type="float">
            <text:p>0.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16_12</text:p>
          </table:table-cell>
          <table:table-cell office:value-type="float" office:value="0.00128245" calcext:value-type="float">
            <text:p>0.00128245</text:p>
          </table:table-cell>
          <table:table-cell office:value-type="float" office:value="0.272" calcext:value-type="float">
            <text:p>0.2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16_16</text:p>
          </table:table-cell>
          <table:table-cell office:value-type="float" office:value="0.03599" calcext:value-type="float">
            <text:p>0.03599</text:p>
          </table:table-cell>
          <table:table-cell office:value-type="float" office:value="6.24" calcext:value-type="float">
            <text:p>6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16_32</text:p>
          </table:table-cell>
          <table:table-cell office:value-type="float" office:value="0.0324254" calcext:value-type="float">
            <text:p>0.0324254</text:p>
          </table:table-cell>
          <table:table-cell office:value-type="float" office:value="3.12" calcext:value-type="float">
            <text:p>3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16_4</text:p>
          </table:table-cell>
          <table:table-cell office:value-type="float" office:value="0.000705242" calcext:value-type="float">
            <text:p>0.000705242</text:p>
          </table:table-cell>
          <table:table-cell office:value-type="float" office:value="0.272" calcext:value-type="float">
            <text:p>0.2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16_8</text:p>
          </table:table-cell>
          <table:table-cell office:value-type="float" office:value="0.0408819" calcext:value-type="float">
            <text:p>0.0408819</text:p>
          </table:table-cell>
          <table:table-cell office:value-type="float" office:value="12.48" calcext:value-type="float">
            <text:p>12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24_32</text:p>
          </table:table-cell>
          <table:table-cell office:value-type="float" office:value="0.00568414" calcext:value-type="float">
            <text:p>0.00568414</text:p>
          </table:table-cell>
          <table:table-cell office:value-type="float" office:value="0.416" calcext:value-type="float">
            <text:p>0.4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32_16</text:p>
          </table:table-cell>
          <table:table-cell office:value-type="float" office:value="0.0270066" calcext:value-type="float">
            <text:p>0.0270066</text:p>
          </table:table-cell>
          <table:table-cell office:value-type="float" office:value="3.12" calcext:value-type="float">
            <text:p>3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32_24</text:p>
          </table:table-cell>
          <table:table-cell office:value-type="float" office:value="0.00191331" calcext:value-type="float">
            <text:p>0.00191331</text:p>
          </table:table-cell>
          <table:table-cell office:value-type="float" office:value="0.144" calcext:value-type="float">
            <text:p>0.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32_32</text:p>
          </table:table-cell>
          <table:table-cell office:value-type="float" office:value="0.0259516" calcext:value-type="float">
            <text:p>0.0259516</text:p>
          </table:table-cell>
          <table:table-cell office:value-type="float" office:value="1.56" calcext:value-type="float">
            <text:p>1.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32_64</text:p>
          </table:table-cell>
          <table:table-cell office:value-type="float" office:value="0.0224376" calcext:value-type="float">
            <text:p>0.0224376</text:p>
          </table:table-cell>
          <table:table-cell office:value-type="float" office:value="0.728" calcext:value-type="float">
            <text:p>0.7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32_8</text:p>
          </table:table-cell>
          <table:table-cell office:value-type="float" office:value="0.00071311" calcext:value-type="float">
            <text:p>0.00071311</text:p>
          </table:table-cell>
          <table:table-cell office:value-type="float" office:value="0.144" calcext:value-type="float">
            <text:p>0.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4_16</text:p>
          </table:table-cell>
          <table:table-cell office:value-type="float" office:value="0.00289679" calcext:value-type="float">
            <text:p>0.00289679</text:p>
          </table:table-cell>
          <table:table-cell office:value-type="float" office:value="0.704" calcext:value-type="float">
            <text:p>0.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4_8</text:p>
          </table:table-cell>
          <table:table-cell office:value-type="float" office:value="0.0581565" calcext:value-type="float">
            <text:p>0.0581565</text:p>
          </table:table-cell>
          <table:table-cell office:value-type="float" office:value="24.96" calcext:value-type="float">
            <text:p>24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64_32</text:p>
          </table:table-cell>
          <table:table-cell office:value-type="float" office:value="0.0197992" calcext:value-type="float">
            <text:p>0.0197992</text:p>
          </table:table-cell>
          <table:table-cell office:value-type="float" office:value="0.728" calcext:value-type="float">
            <text:p>0.7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64_64</text:p>
          </table:table-cell>
          <table:table-cell office:value-type="float" office:value="0.0196447" calcext:value-type="float">
            <text:p>0.0196447</text:p>
          </table:table-cell>
          <table:table-cell office:value-type="float" office:value="0.364" calcext:value-type="float">
            <text:p>0.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8_16</text:p>
          </table:table-cell>
          <table:table-cell office:value-type="float" office:value="0.0504448" calcext:value-type="float">
            <text:p>0.0504448</text:p>
          </table:table-cell>
          <table:table-cell office:value-type="float" office:value="12.48" calcext:value-type="float">
            <text:p>12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8_32</text:p>
          </table:table-cell>
          <table:table-cell office:value-type="float" office:value="0.00319028" calcext:value-type="float">
            <text:p>0.00319028</text:p>
          </table:table-cell>
          <table:table-cell office:value-type="float" office:value="0.416" calcext:value-type="float">
            <text:p>0.4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8_4</text:p>
          </table:table-cell>
          <table:table-cell office:value-type="float" office:value="0.040452" calcext:value-type="float">
            <text:p>0.040452</text:p>
          </table:table-cell>
          <table:table-cell office:value-type="float" office:value="24.96" calcext:value-type="float">
            <text:p>24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8_8</text:p>
          </table:table-cell>
          <table:table-cell office:value-type="float" office:value="0.0606639" calcext:value-type="float">
            <text:p>0.0606639</text:p>
          </table:table-cell>
          <table:table-cell office:value-type="float" office:value="24.96" calcext:value-type="float">
            <text:p>24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CT_16x16</text:p>
          </table:table-cell>
          <table:table-cell office:value-type="float" office:value="0.0425797" calcext:value-type="float">
            <text:p>0.0425797</text:p>
          </table:table-cell>
          <table:table-cell office:value-type="float" office:value="32.955" calcext:value-type="float">
            <text:p>32.9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CT_32x32</text:p>
          </table:table-cell>
          <table:table-cell office:value-type="float" office:value="0.0360453" calcext:value-type="float">
            <text:p>0.0360453</text:p>
          </table:table-cell>
          <table:table-cell office:value-type="float" office:value="4.59" calcext:value-type="float">
            <text:p>4.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CT_4x4</text:p>
          </table:table-cell>
          <table:table-cell office:value-type="float" office:value="0.0820138" calcext:value-type="float">
            <text:p>0.0820138</text:p>
          </table:table-cell>
          <table:table-cell office:value-type="float" office:value="505.74" calcext:value-type="float">
            <text:p>505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CT_8x8</text:p>
          </table:table-cell>
          <table:table-cell office:value-type="float" office:value="0.0433557" calcext:value-type="float">
            <text:p>0.0433557</text:p>
          </table:table-cell>
          <table:table-cell office:value-type="float" office:value="137.822" calcext:value-type="float">
            <text:p>137.8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ST_4x4</text:p>
          </table:table-cell>
          <table:table-cell office:value-type="float" office:value="0.000547171" calcext:value-type="float">
            <text:p>0.000547171</text:p>
          </table:table-cell>
          <table:table-cell office:value-type="float" office:value="1.93" calcext:value-type="float">
            <text:p>1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CT_16x16</text:p>
          </table:table-cell>
          <table:table-cell office:value-type="float" office:value="0.0120494" calcext:value-type="float">
            <text:p>0.0120494</text:p>
          </table:table-cell>
          <table:table-cell office:value-type="float" office:value="8.568" calcext:value-type="float">
            <text:p>8.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CT_32x32</text:p>
          </table:table-cell>
          <table:table-cell office:value-type="float" office:value="0.0187201" calcext:value-type="float">
            <text:p>0.0187201</text:p>
          </table:table-cell>
          <table:table-cell office:value-type="float" office:value="2.239" calcext:value-type="float">
            <text:p>2.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CT_4x4</text:p>
          </table:table-cell>
          <table:table-cell office:value-type="float" office:value="0.00323915" calcext:value-type="float">
            <text:p>0.00323915</text:p>
          </table:table-cell>
          <table:table-cell office:value-type="float" office:value="12.112" calcext:value-type="float">
            <text:p>12.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CT_8x8</text:p>
          </table:table-cell>
          <table:table-cell office:value-type="float" office:value="0.00636053" calcext:value-type="float">
            <text:p>0.00636053</text:p>
          </table:table-cell>
          <table:table-cell office:value-type="float" office:value="14.155" calcext:value-type="float">
            <text:p>14.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ST_4x4</text:p>
          </table:table-cell>
          <table:table-cell office:value-type="float" office:value="0.000230551" calcext:value-type="float">
            <text:p>0.000230551</text:p>
          </table:table-cell>
          <table:table-cell office:value-type="float" office:value="0.834" calcext:value-type="float">
            <text:p>0.83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ram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ST</text:p>
          </table:table-cell>
          <table:table-cell table:formula="of:=SUM([.B260:.B323])" office:value-type="float" office:value="3.381659236" calcext:value-type="float">
            <text:p>3.381659236</text:p>
          </table:table-cell>
          <table:table-cell table:formula="of:=SUM([.E258:.E260])/SUM([.E258:.E261])" office:value-type="float" office:value="0.408096619349341" calcext:value-type="float">
            <text:p>0.4080966193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6.74116" calcext:value-type="float">
            <text:p>6.74116</text:p>
          </table:table-cell>
          <table:table-cell office:value-type="float" office:value="14058.8" calcext:value-type="float">
            <text:p>14058.8</text:p>
          </table:table-cell>
          <table:table-cell office:value-type="string" calcext:value-type="string">
            <text:p>INTERP</text:p>
          </table:table-cell>
          <table:table-cell table:formula="of:=SUM([.B324:.B363])" office:value-type="float" office:value="1.026975698" calcext:value-type="float">
            <text:p>1.026975698</text:p>
          </table:table-cell>
          <table:table-cell/>
        </table:table-row>
        <table:table-row table:style-name="ro1">
          <table:table-cell office:value-type="string" calcext:value-type="string">
            <text:p>Dist_HAD_12x16</text:p>
          </table:table-cell>
          <table:table-cell office:value-type="float" office:value="0.0105867" calcext:value-type="float">
            <text:p>0.0105867</text:p>
          </table:table-cell>
          <table:table-cell office:value-type="float" office:value="18.256" calcext:value-type="float">
            <text:p>18.256</text:p>
          </table:table-cell>
          <table:table-cell office:value-type="string" calcext:value-type="string">
            <text:p>TR</text:p>
          </table:table-cell>
          <table:table-cell table:formula="of:=SUM([.B364:.B373])" office:value-type="float" office:value="0.239158433" calcext:value-type="float">
            <text:p>0.239158433</text:p>
          </table:table-cell>
          <table:table-cell/>
        </table:table-row>
        <table:table-row table:style-name="ro1">
          <table:table-cell office:value-type="string" calcext:value-type="string">
            <text:p>Dist_HAD_16x12</text:p>
          </table:table-cell>
          <table:table-cell office:value-type="float" office:value="0.00566077" calcext:value-type="float">
            <text:p>0.00566077</text:p>
          </table:table-cell>
          <table:table-cell office:value-type="float" office:value="9.842" calcext:value-type="float">
            <text:p>9.842</text:p>
          </table:table-cell>
          <table:table-cell office:value-type="string" calcext:value-type="string">
            <text:p>Others</text:p>
          </table:table-cell>
          <table:table-cell table:formula="of:=[.B259]" office:value-type="float" office:value="6.74116" calcext:value-type="float">
            <text:p>6.74116</text:p>
          </table:table-cell>
          <table:table-cell/>
        </table:table-row>
        <table:table-row table:style-name="ro1">
          <table:table-cell office:value-type="string" calcext:value-type="string">
            <text:p>Dist_HAD_16x16</text:p>
          </table:table-cell>
          <table:table-cell office:value-type="float" office:value="0.154725" calcext:value-type="float">
            <text:p>0.154725</text:p>
          </table:table-cell>
          <table:table-cell office:value-type="float" office:value="169.425" calcext:value-type="float">
            <text:p>169.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16x32</text:p>
          </table:table-cell>
          <table:table-cell office:value-type="float" office:value="0.148914" calcext:value-type="float">
            <text:p>0.148914</text:p>
          </table:table-cell>
          <table:table-cell office:value-type="float" office:value="88.92" calcext:value-type="float">
            <text:p>88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16x4</text:p>
          </table:table-cell>
          <table:table-cell office:value-type="float" office:value="0.00286961" calcext:value-type="float">
            <text:p>0.00286961</text:p>
          </table:table-cell>
          <table:table-cell office:value-type="float" office:value="9.842" calcext:value-type="float">
            <text:p>9.8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16x64</text:p>
          </table:table-cell>
          <table:table-cell office:value-type="float" office:value="0.000810862" calcext:value-type="float">
            <text:p>0.000810862</text:p>
          </table:table-cell>
          <table:table-cell office:value-type="float" office:value="0.24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16x8</text:p>
          </table:table-cell>
          <table:table-cell office:value-type="float" office:value="0.169173" calcext:value-type="float">
            <text:p>0.169173</text:p>
          </table:table-cell>
          <table:table-cell office:value-type="float" office:value="355.68" calcext:value-type="float">
            <text:p>355.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24x32</text:p>
          </table:table-cell>
          <table:table-cell office:value-type="float" office:value="0.0272601" calcext:value-type="float">
            <text:p>0.0272601</text:p>
          </table:table-cell>
          <table:table-cell office:value-type="float" office:value="10.738" calcext:value-type="float">
            <text:p>10.7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32x16</text:p>
          </table:table-cell>
          <table:table-cell office:value-type="float" office:value="0.1487" calcext:value-type="float">
            <text:p>0.1487</text:p>
          </table:table-cell>
          <table:table-cell office:value-type="float" office:value="88.92" calcext:value-type="float">
            <text:p>88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32x24</text:p>
          </table:table-cell>
          <table:table-cell office:value-type="float" office:value="0.0112641" calcext:value-type="float">
            <text:p>0.0112641</text:p>
          </table:table-cell>
          <table:table-cell office:value-type="float" office:value="4.444" calcext:value-type="float">
            <text:p>4.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32x32</text:p>
          </table:table-cell>
          <table:table-cell office:value-type="float" office:value="0.137702" calcext:value-type="float">
            <text:p>0.137702</text:p>
          </table:table-cell>
          <table:table-cell office:value-type="float" office:value="43.1" calcext:value-type="float">
            <text:p>43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32x64</text:p>
          </table:table-cell>
          <table:table-cell office:value-type="float" office:value="0.129967" calcext:value-type="float">
            <text:p>0.129967</text:p>
          </table:table-cell>
          <table:table-cell office:value-type="float" office:value="20.748" calcext:value-type="float">
            <text:p>20.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32x8</text:p>
          </table:table-cell>
          <table:table-cell office:value-type="float" office:value="0.00421596" calcext:value-type="float">
            <text:p>0.00421596</text:p>
          </table:table-cell>
          <table:table-cell office:value-type="float" office:value="4.444" calcext:value-type="float">
            <text:p>4.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48x64</text:p>
          </table:table-cell>
          <table:table-cell office:value-type="float" office:value="0.00228834" calcext:value-type="float">
            <text:p>0.00228834</text:p>
          </table:table-cell>
          <table:table-cell office:value-type="float" office:value="0.24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4x16</text:p>
          </table:table-cell>
          <table:table-cell office:value-type="float" office:value="0.00596571" calcext:value-type="float">
            <text:p>0.00596571</text:p>
          </table:table-cell>
          <table:table-cell office:value-type="float" office:value="18.256" calcext:value-type="float">
            <text:p>18.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4x4</text:p>
          </table:table-cell>
          <table:table-cell office:value-type="float" office:value="0.000950813" calcext:value-type="float">
            <text:p>0.000950813</text:p>
          </table:table-cell>
          <table:table-cell office:value-type="float" office:value="4.62" calcext:value-type="float">
            <text:p>4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4x8</text:p>
          </table:table-cell>
          <table:table-cell office:value-type="float" office:value="0.120731" calcext:value-type="float">
            <text:p>0.120731</text:p>
          </table:table-cell>
          <table:table-cell office:value-type="float" office:value="748.8" calcext:value-type="float">
            <text:p>748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64x16</text:p>
          </table:table-cell>
          <table:table-cell office:value-type="float" office:value="0.000394821" calcext:value-type="float">
            <text:p>0.000394821</text:p>
          </table:table-cell>
          <table:table-cell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64x32</text:p>
          </table:table-cell>
          <table:table-cell office:value-type="float" office:value="0.129762" calcext:value-type="float">
            <text:p>0.129762</text:p>
          </table:table-cell>
          <table:table-cell office:value-type="float" office:value="20.748" calcext:value-type="float">
            <text:p>20.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64x48</text:p>
          </table:table-cell>
          <table:table-cell office:value-type="float" office:value="0.00112438" calcext:value-type="float">
            <text:p>0.00112438</text:p>
          </table:table-cell>
          <table:table-cell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64x64</text:p>
          </table:table-cell>
          <table:table-cell office:value-type="float" office:value="0.130026" calcext:value-type="float">
            <text:p>0.130026</text:p>
          </table:table-cell>
          <table:table-cell office:value-type="float" office:value="10.493" calcext:value-type="float">
            <text:p>10.4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8x16</text:p>
          </table:table-cell>
          <table:table-cell office:value-type="float" office:value="0.165135" calcext:value-type="float">
            <text:p>0.165135</text:p>
          </table:table-cell>
          <table:table-cell office:value-type="float" office:value="355.68" calcext:value-type="float">
            <text:p>355.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8x32</text:p>
          </table:table-cell>
          <table:table-cell office:value-type="float" office:value="0.00997019" calcext:value-type="float">
            <text:p>0.00997019</text:p>
          </table:table-cell>
          <table:table-cell office:value-type="float" office:value="10.738" calcext:value-type="float">
            <text:p>10.7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8x4</text:p>
          </table:table-cell>
          <table:table-cell office:value-type="float" office:value="0.125561" calcext:value-type="float">
            <text:p>0.125561</text:p>
          </table:table-cell>
          <table:table-cell office:value-type="float" office:value="748.8" calcext:value-type="float">
            <text:p>748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8x8</text:p>
          </table:table-cell>
          <table:table-cell office:value-type="float" office:value="0.192432" calcext:value-type="float">
            <text:p>0.192432</text:p>
          </table:table-cell>
          <table:table-cell office:value-type="float" office:value="675.075" calcext:value-type="float">
            <text:p>675.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2x16</text:p>
          </table:table-cell>
          <table:table-cell office:value-type="float" office:value="0.0115569" calcext:value-type="float">
            <text:p>0.0115569</text:p>
          </table:table-cell>
          <table:table-cell office:value-type="float" office:value="39.261" calcext:value-type="float">
            <text:p>39.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2x16sub</text:p>
          </table:table-cell>
          <table:table-cell office:value-type="float" office:value="0.00691366" calcext:value-type="float">
            <text:p>0.00691366</text:p>
          </table:table-cell>
          <table:table-cell office:value-type="float" office:value="25.783" calcext:value-type="float">
            <text:p>25.7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12</text:p>
          </table:table-cell>
          <table:table-cell office:value-type="float" office:value="0.00566697" calcext:value-type="float">
            <text:p>0.00566697</text:p>
          </table:table-cell>
          <table:table-cell office:value-type="float" office:value="19.89" calcext:value-type="float">
            <text:p>19.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12sub</text:p>
          </table:table-cell>
          <table:table-cell office:value-type="float" office:value="0.00271344" calcext:value-type="float">
            <text:p>0.00271344</text:p>
          </table:table-cell>
          <table:table-cell office:value-type="float" office:value="10.023" calcext:value-type="float">
            <text:p>10.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16</text:p>
          </table:table-cell>
          <table:table-cell office:value-type="float" office:value="0.079659" calcext:value-type="float">
            <text:p>0.079659</text:p>
          </table:table-cell>
          <table:table-cell office:value-type="float" office:value="397.764" calcext:value-type="float">
            <text:p>397.7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16sub</text:p>
          </table:table-cell>
          <table:table-cell office:value-type="float" office:value="0.0290108" calcext:value-type="float">
            <text:p>0.0290108</text:p>
          </table:table-cell>
          <table:table-cell office:value-type="float" office:value="167.293" calcext:value-type="float">
            <text:p>167.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32</text:p>
          </table:table-cell>
          <table:table-cell office:value-type="float" office:value="0.0517952" calcext:value-type="float">
            <text:p>0.0517952</text:p>
          </table:table-cell>
          <table:table-cell office:value-type="float" office:value="198.9" calcext:value-type="float">
            <text:p>198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32sub</text:p>
          </table:table-cell>
          <table:table-cell office:value-type="float" office:value="0.0196984" calcext:value-type="float">
            <text:p>0.0196984</text:p>
          </table:table-cell>
          <table:table-cell office:value-type="float" office:value="80.656" calcext:value-type="float">
            <text:p>80.6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4</text:p>
          </table:table-cell>
          <table:table-cell office:value-type="float" office:value="0.00668764" calcext:value-type="float">
            <text:p>0.00668764</text:p>
          </table:table-cell>
          <table:table-cell office:value-type="float" office:value="34.856" calcext:value-type="float">
            <text:p>34.8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8</text:p>
          </table:table-cell>
          <table:table-cell office:value-type="float" office:value="0.163035" calcext:value-type="float">
            <text:p>0.163035</text:p>
          </table:table-cell>
          <table:table-cell office:value-type="float" office:value="1056.36" calcext:value-type="float">
            <text:p>1056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24x32</text:p>
          </table:table-cell>
          <table:table-cell office:value-type="float" office:value="0.0105462" calcext:value-type="float">
            <text:p>0.0105462</text:p>
          </table:table-cell>
          <table:table-cell office:value-type="float" office:value="23.46" calcext:value-type="float">
            <text:p>23.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24x32sub</text:p>
          </table:table-cell>
          <table:table-cell office:value-type="float" office:value="0.00530291" calcext:value-type="float">
            <text:p>0.00530291</text:p>
          </table:table-cell>
          <table:table-cell office:value-type="float" office:value="12.714" calcext:value-type="float">
            <text:p>12.7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16</text:p>
          </table:table-cell>
          <table:table-cell office:value-type="float" office:value="0.0535824" calcext:value-type="float">
            <text:p>0.0535824</text:p>
          </table:table-cell>
          <table:table-cell office:value-type="float" office:value="198.9" calcext:value-type="float">
            <text:p>198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16sub</text:p>
          </table:table-cell>
          <table:table-cell office:value-type="float" office:value="0.0175266" calcext:value-type="float">
            <text:p>0.0175266</text:p>
          </table:table-cell>
          <table:table-cell office:value-type="float" office:value="72.558" calcext:value-type="float">
            <text:p>72.5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24</text:p>
          </table:table-cell>
          <table:table-cell office:value-type="float" office:value="0.00391722" calcext:value-type="float">
            <text:p>0.00391722</text:p>
          </table:table-cell>
          <table:table-cell office:value-type="float" office:value="9.18" calcext:value-type="float">
            <text:p>9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24sub</text:p>
          </table:table-cell>
          <table:table-cell office:value-type="float" office:value="0.0020647" calcext:value-type="float">
            <text:p>0.0020647</text:p>
          </table:table-cell>
          <table:table-cell office:value-type="float" office:value="4.887" calcext:value-type="float">
            <text:p>4.8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32</text:p>
          </table:table-cell>
          <table:table-cell office:value-type="float" office:value="0.0403111" calcext:value-type="float">
            <text:p>0.0403111</text:p>
          </table:table-cell>
          <table:table-cell office:value-type="float" office:value="99.45" calcext:value-type="float">
            <text:p>99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32sub</text:p>
          </table:table-cell>
          <table:table-cell office:value-type="float" office:value="0.0189745" calcext:value-type="float">
            <text:p>0.0189745</text:p>
          </table:table-cell>
          <table:table-cell office:value-type="float" office:value="47.852" calcext:value-type="float">
            <text:p>47.8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64</text:p>
          </table:table-cell>
          <table:table-cell office:value-type="float" office:value="0.0318601" calcext:value-type="float">
            <text:p>0.0318601</text:p>
          </table:table-cell>
          <table:table-cell office:value-type="float" office:value="46.41" calcext:value-type="float">
            <text:p>46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64sub</text:p>
          </table:table-cell>
          <table:table-cell office:value-type="float" office:value="0.0112569" calcext:value-type="float">
            <text:p>0.0112569</text:p>
          </table:table-cell>
          <table:table-cell office:value-type="float" office:value="16.779" calcext:value-type="float">
            <text:p>16.7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8</text:p>
          </table:table-cell>
          <table:table-cell office:value-type="float" office:value="0.00583339" calcext:value-type="float">
            <text:p>0.00583339</text:p>
          </table:table-cell>
          <table:table-cell office:value-type="float" office:value="18.089" calcext:value-type="float">
            <text:p>18.0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4x16</text:p>
          </table:table-cell>
          <table:table-cell office:value-type="float" office:value="0.00799298" calcext:value-type="float">
            <text:p>0.00799298</text:p>
          </table:table-cell>
          <table:table-cell office:value-type="float" office:value="39.27" calcext:value-type="float">
            <text:p>39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4x16sub</text:p>
          </table:table-cell>
          <table:table-cell office:value-type="float" office:value="0.0051651" calcext:value-type="float">
            <text:p>0.0051651</text:p>
          </table:table-cell>
          <table:table-cell office:value-type="float" office:value="31.537" calcext:value-type="float">
            <text:p>31.5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4x8</text:p>
          </table:table-cell>
          <table:table-cell office:value-type="float" office:value="0.127768" calcext:value-type="float">
            <text:p>0.127768</text:p>
          </table:table-cell>
          <table:table-cell office:value-type="float" office:value="1079.43" calcext:value-type="float">
            <text:p>1079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64x32</text:p>
          </table:table-cell>
          <table:table-cell office:value-type="float" office:value="0.0335922" calcext:value-type="float">
            <text:p>0.0335922</text:p>
          </table:table-cell>
          <table:table-cell office:value-type="float" office:value="46.41" calcext:value-type="float">
            <text:p>46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64x32sub</text:p>
          </table:table-cell>
          <table:table-cell office:value-type="float" office:value="0.012219" calcext:value-type="float">
            <text:p>0.012219</text:p>
          </table:table-cell>
          <table:table-cell office:value-type="float" office:value="18.308" calcext:value-type="float">
            <text:p>18.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64x64</text:p>
          </table:table-cell>
          <table:table-cell office:value-type="float" office:value="0.0308449" calcext:value-type="float">
            <text:p>0.0308449</text:p>
          </table:table-cell>
          <table:table-cell office:value-type="float" office:value="23.205" calcext:value-type="float">
            <text:p>23.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64x64sub</text:p>
          </table:table-cell>
          <table:table-cell office:value-type="float" office:value="0.0140021" calcext:value-type="float">
            <text:p>0.0140021</text:p>
          </table:table-cell>
          <table:table-cell office:value-type="float" office:value="10.686" calcext:value-type="float">
            <text:p>10.6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16</text:p>
          </table:table-cell>
          <table:table-cell office:value-type="float" office:value="0.0814877" calcext:value-type="float">
            <text:p>0.0814877</text:p>
          </table:table-cell>
          <table:table-cell office:value-type="float" office:value="795.519" calcext:value-type="float">
            <text:p>795.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16sub</text:p>
          </table:table-cell>
          <table:table-cell office:value-type="float" office:value="0.0312898" calcext:value-type="float">
            <text:p>0.0312898</text:p>
          </table:table-cell>
          <table:table-cell office:value-type="float" office:value="281.186" calcext:value-type="float">
            <text:p>281.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32</text:p>
          </table:table-cell>
          <table:table-cell office:value-type="float" office:value="0.00535202" calcext:value-type="float">
            <text:p>0.00535202</text:p>
          </table:table-cell>
          <table:table-cell office:value-type="float" office:value="23.46" calcext:value-type="float">
            <text:p>23.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32sub</text:p>
          </table:table-cell>
          <table:table-cell office:value-type="float" office:value="0.0031817" calcext:value-type="float">
            <text:p>0.0031817</text:p>
          </table:table-cell>
          <table:table-cell office:value-type="float" office:value="14.791" calcext:value-type="float">
            <text:p>14.7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4</text:p>
          </table:table-cell>
          <table:table-cell office:value-type="float" office:value="0.141057" calcext:value-type="float">
            <text:p>0.141057</text:p>
          </table:table-cell>
          <table:table-cell office:value-type="float" office:value="1070.86" calcext:value-type="float">
            <text:p>1070.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8</text:p>
          </table:table-cell>
          <table:table-cell office:value-type="float" office:value="0.26117" calcext:value-type="float">
            <text:p>0.26117</text:p>
          </table:table-cell>
          <table:table-cell office:value-type="float" office:value="2143.04" calcext:value-type="float">
            <text:p>2143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SE_16x16</text:p>
          </table:table-cell>
          <table:table-cell office:value-type="float" office:value="0.0349138" calcext:value-type="float">
            <text:p>0.0349138</text:p>
          </table:table-cell>
          <table:table-cell office:value-type="float" office:value="61.08" calcext:value-type="float">
            <text:p>61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SE_32x32</text:p>
          </table:table-cell>
          <table:table-cell office:value-type="float" office:value="0.0261772" calcext:value-type="float">
            <text:p>0.0261772</text:p>
          </table:table-cell>
          <table:table-cell office:value-type="float" office:value="11.805" calcext:value-type="float">
            <text:p>11.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SE_4x4</text:p>
          </table:table-cell>
          <table:table-cell office:value-type="float" office:value="0.0971076" calcext:value-type="float">
            <text:p>0.0971076</text:p>
          </table:table-cell>
          <table:table-cell office:value-type="float" office:value="1114.89" calcext:value-type="float">
            <text:p>1114.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SE_64x64</text:p>
          </table:table-cell>
          <table:table-cell office:value-type="float" office:value="0.00888705" calcext:value-type="float">
            <text:p>0.00888705</text:p>
          </table:table-cell>
          <table:table-cell office:value-type="float" office:value="0.919" calcext:value-type="float">
            <text:p>0.9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SE_8x8</text:p>
          </table:table-cell>
          <table:table-cell office:value-type="float" office:value="0.0453477" calcext:value-type="float">
            <text:p>0.0453477</text:p>
          </table:table-cell>
          <table:table-cell office:value-type="float" office:value="225.243" calcext:value-type="float">
            <text:p>225.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12_16</text:p>
          </table:table-cell>
          <table:table-cell office:value-type="float" office:value="0.00307298" calcext:value-type="float">
            <text:p>0.00307298</text:p>
          </table:table-cell>
          <table:table-cell office:value-type="float" office:value="0.924" calcext:value-type="float">
            <text:p>0.9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16_12</text:p>
          </table:table-cell>
          <table:table-cell office:value-type="float" office:value="0.00116777" calcext:value-type="float">
            <text:p>0.00116777</text:p>
          </table:table-cell>
          <table:table-cell office:value-type="float" office:value="0.468" calcext:value-type="float">
            <text:p>0.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16_16</text:p>
          </table:table-cell>
          <table:table-cell office:value-type="float" office:value="0.0275495" calcext:value-type="float">
            <text:p>0.0275495</text:p>
          </table:table-cell>
          <table:table-cell office:value-type="float" office:value="9.36" calcext:value-type="float">
            <text:p>9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16_32</text:p>
          </table:table-cell>
          <table:table-cell office:value-type="float" office:value="0.0232236" calcext:value-type="float">
            <text:p>0.0232236</text:p>
          </table:table-cell>
          <table:table-cell office:value-type="float" office:value="4.68" calcext:value-type="float">
            <text:p>4.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16_4</text:p>
          </table:table-cell>
          <table:table-cell office:value-type="float" office:value="0.000662088" calcext:value-type="float">
            <text:p>0.000662088</text:p>
          </table:table-cell>
          <table:table-cell office:value-type="float" office:value="0.468" calcext:value-type="float">
            <text:p>0.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16_8</text:p>
          </table:table-cell>
          <table:table-cell office:value-type="float" office:value="0.0346513" calcext:value-type="float">
            <text:p>0.0346513</text:p>
          </table:table-cell>
          <table:table-cell office:value-type="float" office:value="18.72" calcext:value-type="float">
            <text:p>18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24_32</text:p>
          </table:table-cell>
          <table:table-cell office:value-type="float" office:value="0.00342011" calcext:value-type="float">
            <text:p>0.00342011</text:p>
          </table:table-cell>
          <table:table-cell office:value-type="float" office:value="0.552" calcext:value-type="float">
            <text:p>0.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32_16</text:p>
          </table:table-cell>
          <table:table-cell office:value-type="float" office:value="0.0199525" calcext:value-type="float">
            <text:p>0.0199525</text:p>
          </table:table-cell>
          <table:table-cell office:value-type="float" office:value="4.68" calcext:value-type="float">
            <text:p>4.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32_24</text:p>
          </table:table-cell>
          <table:table-cell office:value-type="float" office:value="0.00127435" calcext:value-type="float">
            <text:p>0.00127435</text:p>
          </table:table-cell>
          <table:table-cell office:value-type="float" office:value="0.216" calcext:value-type="float">
            <text:p>0.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32_32</text:p>
          </table:table-cell>
          <table:table-cell office:value-type="float" office:value="0.0179222" calcext:value-type="float">
            <text:p>0.0179222</text:p>
          </table:table-cell>
          <table:table-cell office:value-type="float" office:value="2.34" calcext:value-type="float">
            <text:p>2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32_64</text:p>
          </table:table-cell>
          <table:table-cell office:value-type="float" office:value="0.0151963" calcext:value-type="float">
            <text:p>0.0151963</text:p>
          </table:table-cell>
          <table:table-cell office:value-type="float" office:value="1.092" calcext:value-type="float">
            <text:p>1.0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32_8</text:p>
          </table:table-cell>
          <table:table-cell office:value-type="float" office:value="0.00063324" calcext:value-type="float">
            <text:p>0.00063324</text:p>
          </table:table-cell>
          <table:table-cell office:value-type="float" office:value="0.216" calcext:value-type="float">
            <text:p>0.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4_16</text:p>
          </table:table-cell>
          <table:table-cell office:value-type="float" office:value="0.00226831" calcext:value-type="float">
            <text:p>0.00226831</text:p>
          </table:table-cell>
          <table:table-cell office:value-type="float" office:value="0.924" calcext:value-type="float">
            <text:p>0.9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4_8</text:p>
          </table:table-cell>
          <table:table-cell office:value-type="float" office:value="0.0529296" calcext:value-type="float">
            <text:p>0.0529296</text:p>
          </table:table-cell>
          <table:table-cell office:value-type="float" office:value="37.44" calcext:value-type="float">
            <text:p>37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64_32</text:p>
          </table:table-cell>
          <table:table-cell office:value-type="float" office:value="0.013447" calcext:value-type="float">
            <text:p>0.013447</text:p>
          </table:table-cell>
          <table:table-cell office:value-type="float" office:value="1.092" calcext:value-type="float">
            <text:p>1.0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64_64</text:p>
          </table:table-cell>
          <table:table-cell office:value-type="float" office:value="0.013026" calcext:value-type="float">
            <text:p>0.013026</text:p>
          </table:table-cell>
          <table:table-cell office:value-type="float" office:value="0.546" calcext:value-type="float">
            <text:p>0.5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8_16</text:p>
          </table:table-cell>
          <table:table-cell office:value-type="float" office:value="0.0406442" calcext:value-type="float">
            <text:p>0.0406442</text:p>
          </table:table-cell>
          <table:table-cell office:value-type="float" office:value="18.72" calcext:value-type="float">
            <text:p>18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8_32</text:p>
          </table:table-cell>
          <table:table-cell office:value-type="float" office:value="0.00219703" calcext:value-type="float">
            <text:p>0.00219703</text:p>
          </table:table-cell>
          <table:table-cell office:value-type="float" office:value="0.552" calcext:value-type="float">
            <text:p>0.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8_4</text:p>
          </table:table-cell>
          <table:table-cell office:value-type="float" office:value="0.039233" calcext:value-type="float">
            <text:p>0.039233</text:p>
          </table:table-cell>
          <table:table-cell office:value-type="float" office:value="37.44" calcext:value-type="float">
            <text:p>37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8_8</text:p>
          </table:table-cell>
          <table:table-cell office:value-type="float" office:value="0.0526097" calcext:value-type="float">
            <text:p>0.0526097</text:p>
          </table:table-cell>
          <table:table-cell office:value-type="float" office:value="37.44" calcext:value-type="float">
            <text:p>37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12_16</text:p>
          </table:table-cell>
          <table:table-cell office:value-type="float" office:value="0.00614953" calcext:value-type="float">
            <text:p>0.00614953</text:p>
          </table:table-cell>
          <table:table-cell office:value-type="float" office:value="0.924" calcext:value-type="float">
            <text:p>0.9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16_12</text:p>
          </table:table-cell>
          <table:table-cell office:value-type="float" office:value="0.00224304" calcext:value-type="float">
            <text:p>0.00224304</text:p>
          </table:table-cell>
          <table:table-cell office:value-type="float" office:value="0.468" calcext:value-type="float">
            <text:p>0.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16_16</text:p>
          </table:table-cell>
          <table:table-cell office:value-type="float" office:value="0.0519893" calcext:value-type="float">
            <text:p>0.0519893</text:p>
          </table:table-cell>
          <table:table-cell office:value-type="float" office:value="9.36" calcext:value-type="float">
            <text:p>9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16_32</text:p>
          </table:table-cell>
          <table:table-cell office:value-type="float" office:value="0.0482862" calcext:value-type="float">
            <text:p>0.0482862</text:p>
          </table:table-cell>
          <table:table-cell office:value-type="float" office:value="4.68" calcext:value-type="float">
            <text:p>4.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16_4</text:p>
          </table:table-cell>
          <table:table-cell office:value-type="float" office:value="0.00101686" calcext:value-type="float">
            <text:p>0.00101686</text:p>
          </table:table-cell>
          <table:table-cell office:value-type="float" office:value="0.468" calcext:value-type="float">
            <text:p>0.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16_8</text:p>
          </table:table-cell>
          <table:table-cell office:value-type="float" office:value="0.0597684" calcext:value-type="float">
            <text:p>0.0597684</text:p>
          </table:table-cell>
          <table:table-cell office:value-type="float" office:value="18.72" calcext:value-type="float">
            <text:p>18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24_32</text:p>
          </table:table-cell>
          <table:table-cell office:value-type="float" office:value="0.00752211" calcext:value-type="float">
            <text:p>0.00752211</text:p>
          </table:table-cell>
          <table:table-cell office:value-type="float" office:value="0.552" calcext:value-type="float">
            <text:p>0.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32_16</text:p>
          </table:table-cell>
          <table:table-cell office:value-type="float" office:value="0.0402164" calcext:value-type="float">
            <text:p>0.0402164</text:p>
          </table:table-cell>
          <table:table-cell office:value-type="float" office:value="4.68" calcext:value-type="float">
            <text:p>4.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32_24</text:p>
          </table:table-cell>
          <table:table-cell office:value-type="float" office:value="0.00281668" calcext:value-type="float">
            <text:p>0.00281668</text:p>
          </table:table-cell>
          <table:table-cell office:value-type="float" office:value="0.216" calcext:value-type="float">
            <text:p>0.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32_32</text:p>
          </table:table-cell>
          <table:table-cell office:value-type="float" office:value="0.0379555" calcext:value-type="float">
            <text:p>0.0379555</text:p>
          </table:table-cell>
          <table:table-cell office:value-type="float" office:value="2.34" calcext:value-type="float">
            <text:p>2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32_64</text:p>
          </table:table-cell>
          <table:table-cell office:value-type="float" office:value="0.0332942" calcext:value-type="float">
            <text:p>0.0332942</text:p>
          </table:table-cell>
          <table:table-cell office:value-type="float" office:value="1.092" calcext:value-type="float">
            <text:p>1.0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32_8</text:p>
          </table:table-cell>
          <table:table-cell office:value-type="float" office:value="0.00112677" calcext:value-type="float">
            <text:p>0.00112677</text:p>
          </table:table-cell>
          <table:table-cell office:value-type="float" office:value="0.216" calcext:value-type="float">
            <text:p>0.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4_16</text:p>
          </table:table-cell>
          <table:table-cell office:value-type="float" office:value="0.00379372" calcext:value-type="float">
            <text:p>0.00379372</text:p>
          </table:table-cell>
          <table:table-cell office:value-type="float" office:value="0.924" calcext:value-type="float">
            <text:p>0.9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4_8</text:p>
          </table:table-cell>
          <table:table-cell office:value-type="float" office:value="0.0841336" calcext:value-type="float">
            <text:p>0.0841336</text:p>
          </table:table-cell>
          <table:table-cell office:value-type="float" office:value="37.44" calcext:value-type="float">
            <text:p>37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64_32</text:p>
          </table:table-cell>
          <table:table-cell office:value-type="float" office:value="0.0294633" calcext:value-type="float">
            <text:p>0.0294633</text:p>
          </table:table-cell>
          <table:table-cell office:value-type="float" office:value="1.092" calcext:value-type="float">
            <text:p>1.0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64_64</text:p>
          </table:table-cell>
          <table:table-cell office:value-type="float" office:value="0.0288665" calcext:value-type="float">
            <text:p>0.0288665</text:p>
          </table:table-cell>
          <table:table-cell office:value-type="float" office:value="0.546" calcext:value-type="float">
            <text:p>0.5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8_16</text:p>
          </table:table-cell>
          <table:table-cell office:value-type="float" office:value="0.0735445" calcext:value-type="float">
            <text:p>0.0735445</text:p>
          </table:table-cell>
          <table:table-cell office:value-type="float" office:value="18.72" calcext:value-type="float">
            <text:p>18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8_32</text:p>
          </table:table-cell>
          <table:table-cell office:value-type="float" office:value="0.00427341" calcext:value-type="float">
            <text:p>0.00427341</text:p>
          </table:table-cell>
          <table:table-cell office:value-type="float" office:value="0.552" calcext:value-type="float">
            <text:p>0.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8_4</text:p>
          </table:table-cell>
          <table:table-cell office:value-type="float" office:value="0.0579591" calcext:value-type="float">
            <text:p>0.0579591</text:p>
          </table:table-cell>
          <table:table-cell office:value-type="float" office:value="37.44" calcext:value-type="float">
            <text:p>37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8_8</text:p>
          </table:table-cell>
          <table:table-cell office:value-type="float" office:value="0.0874758" calcext:value-type="float">
            <text:p>0.0874758</text:p>
          </table:table-cell>
          <table:table-cell office:value-type="float" office:value="37.44" calcext:value-type="float">
            <text:p>37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CT_16x16</text:p>
          </table:table-cell>
          <table:table-cell office:value-type="float" office:value="0.0426385" calcext:value-type="float">
            <text:p>0.0426385</text:p>
          </table:table-cell>
          <table:table-cell office:value-type="float" office:value="33.178" calcext:value-type="float">
            <text:p>33.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CT_32x32</text:p>
          </table:table-cell>
          <table:table-cell office:value-type="float" office:value="0.0363183" calcext:value-type="float">
            <text:p>0.0363183</text:p>
          </table:table-cell>
          <table:table-cell office:value-type="float" office:value="4.595" calcext:value-type="float">
            <text:p>4.5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CT_4x4</text:p>
          </table:table-cell>
          <table:table-cell office:value-type="float" office:value="0.0783029" calcext:value-type="float">
            <text:p>0.0783029</text:p>
          </table:table-cell>
          <table:table-cell office:value-type="float" office:value="501.18" calcext:value-type="float">
            <text:p>501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CT_8x8</text:p>
          </table:table-cell>
          <table:table-cell office:value-type="float" office:value="0.0419567" calcext:value-type="float">
            <text:p>0.0419567</text:p>
          </table:table-cell>
          <table:table-cell office:value-type="float" office:value="136.696" calcext:value-type="float">
            <text:p>136.6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ST_4x4</text:p>
          </table:table-cell>
          <table:table-cell office:value-type="float" office:value="0.00058794" calcext:value-type="float">
            <text:p>0.00058794</text:p>
          </table:table-cell>
          <table:table-cell office:value-type="float" office:value="1.784" calcext:value-type="float">
            <text:p>1.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CT_16x16</text:p>
          </table:table-cell>
          <table:table-cell office:value-type="float" office:value="0.011446" calcext:value-type="float">
            <text:p>0.011446</text:p>
          </table:table-cell>
          <table:table-cell office:value-type="float" office:value="8.18" calcext:value-type="float">
            <text:p>8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CT_32x32</text:p>
          </table:table-cell>
          <table:table-cell office:value-type="float" office:value="0.0189612" calcext:value-type="float">
            <text:p>0.0189612</text:p>
          </table:table-cell>
          <table:table-cell office:value-type="float" office:value="2.199" calcext:value-type="float">
            <text:p>2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CT_4x4</text:p>
          </table:table-cell>
          <table:table-cell office:value-type="float" office:value="0.00287843" calcext:value-type="float">
            <text:p>0.00287843</text:p>
          </table:table-cell>
          <table:table-cell office:value-type="float" office:value="11.057" calcext:value-type="float">
            <text:p>11.0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CT_8x8</text:p>
          </table:table-cell>
          <table:table-cell office:value-type="float" office:value="0.0058639" calcext:value-type="float">
            <text:p>0.0058639</text:p>
          </table:table-cell>
          <table:table-cell office:value-type="float" office:value="12.485" calcext:value-type="float">
            <text:p>12.4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ST_4x4</text:p>
          </table:table-cell>
          <table:table-cell office:value-type="float" office:value="0.000204563" calcext:value-type="float">
            <text:p>0.000204563</text:p>
          </table:table-cell>
          <table:table-cell office:value-type="float" office:value="0.697" calcext:value-type="float">
            <text:p>0.69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ram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ST</text:p>
          </table:table-cell>
          <table:table-cell table:formula="of:=SUM([.B377:.B440])" office:value-type="float" office:value="5.04668001" calcext:value-type="float">
            <text:p>5.04668001</text:p>
          </table:table-cell>
          <table:table-cell table:formula="of:=SUM([.E375:.E377])/SUM([.E375:.E378])" office:value-type="float" office:value="0.40718063145462" calcext:value-type="float">
            <text:p>0.4071806315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10.0793" calcext:value-type="float">
            <text:p>10.0793</text:p>
          </table:table-cell>
          <table:table-cell office:value-type="float" office:value="20262.6" calcext:value-type="float">
            <text:p>20262.6</text:p>
          </table:table-cell>
          <table:table-cell office:value-type="string" calcext:value-type="string">
            <text:p>INTERP</text:p>
          </table:table-cell>
          <table:table-cell table:formula="of:=SUM([.B441:.B480])" office:value-type="float" office:value="1.49280902" calcext:value-type="float">
            <text:p>1.49280902</text:p>
          </table:table-cell>
          <table:table-cell/>
        </table:table-row>
        <table:table-row table:style-name="ro1">
          <table:table-cell office:value-type="string" calcext:value-type="string">
            <text:p>Dist_HAD_12x16</text:p>
          </table:table-cell>
          <table:table-cell office:value-type="float" office:value="0.032104" calcext:value-type="float">
            <text:p>0.032104</text:p>
          </table:table-cell>
          <table:table-cell office:value-type="float" office:value="53.91" calcext:value-type="float">
            <text:p>53.91</text:p>
          </table:table-cell>
          <table:table-cell office:value-type="string" calcext:value-type="string">
            <text:p>TR</text:p>
          </table:table-cell>
          <table:table-cell table:formula="of:=SUM([.B481:.B490])" office:value-type="float" office:value="0.3835232" calcext:value-type="float">
            <text:p>0.3835232</text:p>
          </table:table-cell>
          <table:table-cell/>
        </table:table-row>
        <table:table-row table:style-name="ro1">
          <table:table-cell office:value-type="string" calcext:value-type="string">
            <text:p>Dist_HAD_16x12</text:p>
          </table:table-cell>
          <table:table-cell office:value-type="float" office:value="0.0257502" calcext:value-type="float">
            <text:p>0.0257502</text:p>
          </table:table-cell>
          <table:table-cell office:value-type="float" office:value="44.46" calcext:value-type="float">
            <text:p>44.46</text:p>
          </table:table-cell>
          <table:table-cell office:value-type="string" calcext:value-type="string">
            <text:p>Others</text:p>
          </table:table-cell>
          <table:table-cell table:formula="of:=[.B376]" office:value-type="float" office:value="10.0793" calcext:value-type="float">
            <text:p>10.0793</text:p>
          </table:table-cell>
          <table:table-cell/>
        </table:table-row>
        <table:table-row table:style-name="ro1">
          <table:table-cell office:value-type="string" calcext:value-type="string">
            <text:p>Dist_HAD_16x16</text:p>
          </table:table-cell>
          <table:table-cell office:value-type="float" office:value="0.214866" calcext:value-type="float">
            <text:p>0.214866</text:p>
          </table:table-cell>
          <table:table-cell office:value-type="float" office:value="234.23" calcext:value-type="float">
            <text:p>234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16x32</text:p>
          </table:table-cell>
          <table:table-cell office:value-type="float" office:value="0.197323" calcext:value-type="float">
            <text:p>0.197323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16x4</text:p>
          </table:table-cell>
          <table:table-cell office:value-type="float" office:value="0.0138867" calcext:value-type="float">
            <text:p>0.0138867</text:p>
          </table:table-cell>
          <table:table-cell office:value-type="float" office:value="44.46" calcext:value-type="float">
            <text:p>44.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16x64</text:p>
          </table:table-cell>
          <table:table-cell office:value-type="float" office:value="0.00152516" calcext:value-type="float">
            <text:p>0.00152516</text:p>
          </table:table-cell>
          <table:table-cell office:value-type="float" office:value="0.43" calcext:value-type="float">
            <text:p>0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16x8</text:p>
          </table:table-cell>
          <table:table-cell office:value-type="float" office:value="0.225433" calcext:value-type="float">
            <text:p>0.225433</text:p>
          </table:table-cell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24x32</text:p>
          </table:table-cell>
          <table:table-cell office:value-type="float" office:value="0.0630958" calcext:value-type="float">
            <text:p>0.0630958</text:p>
          </table:table-cell>
          <table:table-cell office:value-type="float" office:value="24.5" calcext:value-type="float">
            <text:p>24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32x16</text:p>
          </table:table-cell>
          <table:table-cell office:value-type="float" office:value="0.196033" calcext:value-type="float">
            <text:p>0.196033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32x24</text:p>
          </table:table-cell>
          <table:table-cell office:value-type="float" office:value="0.0494041" calcext:value-type="float">
            <text:p>0.0494041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32x32</text:p>
          </table:table-cell>
          <table:table-cell office:value-type="float" office:value="0.197822" calcext:value-type="float">
            <text:p>0.197822</text:p>
          </table:table-cell>
          <table:table-cell office:value-type="float" office:value="60.92" calcext:value-type="float">
            <text:p>60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32x64</text:p>
          </table:table-cell>
          <table:table-cell office:value-type="float" office:value="0.174141" calcext:value-type="float">
            <text:p>0.174141</text:p>
          </table:table-cell>
          <table:table-cell office:value-type="float" office:value="27.3" calcext:value-type="float">
            <text:p>27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32x8</text:p>
          </table:table-cell>
          <table:table-cell office:value-type="float" office:value="0.0177693" calcext:value-type="float">
            <text:p>0.0177693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48x64</text:p>
          </table:table-cell>
          <table:table-cell office:value-type="float" office:value="0.00425291" calcext:value-type="float">
            <text:p>0.00425291</text:p>
          </table:table-cell>
          <table:table-cell office:value-type="float" office:value="0.43" calcext:value-type="float">
            <text:p>0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4x16</text:p>
          </table:table-cell>
          <table:table-cell office:value-type="float" office:value="0.0183315" calcext:value-type="float">
            <text:p>0.0183315</text:p>
          </table:table-cell>
          <table:table-cell office:value-type="float" office:value="53.91" calcext:value-type="float">
            <text:p>53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4x4</text:p>
          </table:table-cell>
          <table:table-cell office:value-type="float" office:value="0.0115175" calcext:value-type="float">
            <text:p>0.0115175</text:p>
          </table:table-cell>
          <table:table-cell office:value-type="float" office:value="64.54" calcext:value-type="float">
            <text:p>64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4x8</text:p>
          </table:table-cell>
          <table:table-cell office:value-type="float" office:value="0.155306" calcext:value-type="float">
            <text:p>0.155306</text:p>
          </table:table-cell>
          <table:table-cell office:value-type="float" office:value="973.44" calcext:value-type="float">
            <text:p>973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64x16</text:p>
          </table:table-cell>
          <table:table-cell office:value-type="float" office:value="0.00107288" calcext:value-type="float">
            <text:p>0.00107288</text:p>
          </table:table-cell>
          <table:table-cell office:value-type="float" office:value="0.31" calcext:value-type="float">
            <text:p>0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64x32</text:p>
          </table:table-cell>
          <table:table-cell office:value-type="float" office:value="0.173781" calcext:value-type="float">
            <text:p>0.173781</text:p>
          </table:table-cell>
          <table:table-cell office:value-type="float" office:value="27.3" calcext:value-type="float">
            <text:p>27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64x48</text:p>
          </table:table-cell>
          <table:table-cell office:value-type="float" office:value="0.0029583" calcext:value-type="float">
            <text:p>0.0029583</text:p>
          </table:table-cell>
          <table:table-cell office:value-type="float" office:value="0.31" calcext:value-type="float">
            <text:p>0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64x64</text:p>
          </table:table-cell>
          <table:table-cell office:value-type="float" office:value="0.18639" calcext:value-type="float">
            <text:p>0.18639</text:p>
          </table:table-cell>
          <table:table-cell office:value-type="float" office:value="14.574" calcext:value-type="float">
            <text:p>14.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8x16</text:p>
          </table:table-cell>
          <table:table-cell office:value-type="float" office:value="0.220459" calcext:value-type="float">
            <text:p>0.220459</text:p>
          </table:table-cell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8x32</text:p>
          </table:table-cell>
          <table:table-cell office:value-type="float" office:value="0.0234017" calcext:value-type="float">
            <text:p>0.0234017</text:p>
          </table:table-cell>
          <table:table-cell office:value-type="float" office:value="24.5" calcext:value-type="float">
            <text:p>24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8x4</text:p>
          </table:table-cell>
          <table:table-cell office:value-type="float" office:value="0.163681" calcext:value-type="float">
            <text:p>0.163681</text:p>
          </table:table-cell>
          <table:table-cell office:value-type="float" office:value="973.44" calcext:value-type="float">
            <text:p>973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8x8</text:p>
          </table:table-cell>
          <table:table-cell office:value-type="float" office:value="0.262538" calcext:value-type="float">
            <text:p>0.262538</text:p>
          </table:table-cell>
          <table:table-cell office:value-type="float" office:value="914.695" calcext:value-type="float">
            <text:p>914.6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2x16</text:p>
          </table:table-cell>
          <table:table-cell office:value-type="float" office:value="0.0365646" calcext:value-type="float">
            <text:p>0.0365646</text:p>
          </table:table-cell>
          <table:table-cell office:value-type="float" office:value="116.924" calcext:value-type="float">
            <text:p>116.9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2x16sub</text:p>
          </table:table-cell>
          <table:table-cell office:value-type="float" office:value="0.0193627" calcext:value-type="float">
            <text:p>0.0193627</text:p>
          </table:table-cell>
          <table:table-cell office:value-type="float" office:value="68.895" calcext:value-type="float">
            <text:p>68.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12</text:p>
          </table:table-cell>
          <table:table-cell office:value-type="float" office:value="0.0284851" calcext:value-type="float">
            <text:p>0.0284851</text:p>
          </table:table-cell>
          <table:table-cell office:value-type="float" office:value="95.2" calcext:value-type="float">
            <text:p>95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12sub</text:p>
          </table:table-cell>
          <table:table-cell office:value-type="float" office:value="0.0130656" calcext:value-type="float">
            <text:p>0.0130656</text:p>
          </table:table-cell>
          <table:table-cell office:value-type="float" office:value="49.997" calcext:value-type="float">
            <text:p>49.9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16</text:p>
          </table:table-cell>
          <table:table-cell office:value-type="float" office:value="0.106877" calcext:value-type="float">
            <text:p>0.106877</text:p>
          </table:table-cell>
          <table:table-cell office:value-type="float" office:value="530.328" calcext:value-type="float">
            <text:p>530.3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16sub</text:p>
          </table:table-cell>
          <table:table-cell office:value-type="float" office:value="0.0615659" calcext:value-type="float">
            <text:p>0.0615659</text:p>
          </table:table-cell>
          <table:table-cell office:value-type="float" office:value="327.349" calcext:value-type="float">
            <text:p>327.3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32</text:p>
          </table:table-cell>
          <table:table-cell office:value-type="float" office:value="0.0688889" calcext:value-type="float">
            <text:p>0.0688889</text:p>
          </table:table-cell>
          <table:table-cell office:value-type="float" office:value="265.2" calcext:value-type="float">
            <text:p>265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32sub</text:p>
          </table:table-cell>
          <table:table-cell office:value-type="float" office:value="0.0361423" calcext:value-type="float">
            <text:p>0.0361423</text:p>
          </table:table-cell>
          <table:table-cell office:value-type="float" office:value="137.848" calcext:value-type="float">
            <text:p>137.8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4</text:p>
          </table:table-cell>
          <table:table-cell office:value-type="float" office:value="0.0377274" calcext:value-type="float">
            <text:p>0.0377274</text:p>
          </table:table-cell>
          <table:table-cell office:value-type="float" office:value="171.439" calcext:value-type="float">
            <text:p>171.4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8</text:p>
          </table:table-cell>
          <table:table-cell office:value-type="float" office:value="0.234603" calcext:value-type="float">
            <text:p>0.234603</text:p>
          </table:table-cell>
          <table:table-cell office:value-type="float" office:value="1478.83" calcext:value-type="float">
            <text:p>1478.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24x32</text:p>
          </table:table-cell>
          <table:table-cell office:value-type="float" office:value="0.0258431" calcext:value-type="float">
            <text:p>0.0258431</text:p>
          </table:table-cell>
          <table:table-cell office:value-type="float" office:value="53.72" calcext:value-type="float">
            <text:p>53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24x32sub</text:p>
          </table:table-cell>
          <table:table-cell office:value-type="float" office:value="0.0123627" calcext:value-type="float">
            <text:p>0.0123627</text:p>
          </table:table-cell>
          <table:table-cell office:value-type="float" office:value="27.91" calcext:value-type="float">
            <text:p>27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16</text:p>
          </table:table-cell>
          <table:table-cell office:value-type="float" office:value="0.0714526" calcext:value-type="float">
            <text:p>0.0714526</text:p>
          </table:table-cell>
          <table:table-cell office:value-type="float" office:value="265.164" calcext:value-type="float">
            <text:p>265.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16sub</text:p>
          </table:table-cell>
          <table:table-cell office:value-type="float" office:value="0.0304935" calcext:value-type="float">
            <text:p>0.0304935</text:p>
          </table:table-cell>
          <table:table-cell office:value-type="float" office:value="121.559" calcext:value-type="float">
            <text:p>121.5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24</text:p>
          </table:table-cell>
          <table:table-cell office:value-type="float" office:value="0.0191836" calcext:value-type="float">
            <text:p>0.0191836</text:p>
          </table:table-cell>
          <table:table-cell office:value-type="float" office:value="42.16" calcext:value-type="float">
            <text:p>42.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24sub</text:p>
          </table:table-cell>
          <table:table-cell office:value-type="float" office:value="0.00963616" calcext:value-type="float">
            <text:p>0.00963616</text:p>
          </table:table-cell>
          <table:table-cell office:value-type="float" office:value="24.06" calcext:value-type="float">
            <text:p>24.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32</text:p>
          </table:table-cell>
          <table:table-cell office:value-type="float" office:value="0.0548913" calcext:value-type="float">
            <text:p>0.0548913</text:p>
          </table:table-cell>
          <table:table-cell office:value-type="float" office:value="132.6" calcext:value-type="float">
            <text:p>132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32sub</text:p>
          </table:table-cell>
          <table:table-cell office:value-type="float" office:value="0.0308075" calcext:value-type="float">
            <text:p>0.0308075</text:p>
          </table:table-cell>
          <table:table-cell office:value-type="float" office:value="72.392" calcext:value-type="float">
            <text:p>72.3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64</text:p>
          </table:table-cell>
          <table:table-cell office:value-type="float" office:value="0.0431542" calcext:value-type="float">
            <text:p>0.0431542</text:p>
          </table:table-cell>
          <table:table-cell office:value-type="float" office:value="61.88" calcext:value-type="float">
            <text:p>61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64sub</text:p>
          </table:table-cell>
          <table:table-cell office:value-type="float" office:value="0.0197983" calcext:value-type="float">
            <text:p>0.0197983</text:p>
          </table:table-cell>
          <table:table-cell office:value-type="float" office:value="26.6" calcext:value-type="float">
            <text:p>26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8</text:p>
          </table:table-cell>
          <table:table-cell office:value-type="float" office:value="0.0235088" calcext:value-type="float">
            <text:p>0.0235088</text:p>
          </table:table-cell>
          <table:table-cell office:value-type="float" office:value="72.2" calcext:value-type="float">
            <text:p>72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4x16</text:p>
          </table:table-cell>
          <table:table-cell office:value-type="float" office:value="0.0269639" calcext:value-type="float">
            <text:p>0.0269639</text:p>
          </table:table-cell>
          <table:table-cell office:value-type="float" office:value="116.96" calcext:value-type="float">
            <text:p>116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4x16sub</text:p>
          </table:table-cell>
          <table:table-cell office:value-type="float" office:value="0.0170627" calcext:value-type="float">
            <text:p>0.0170627</text:p>
          </table:table-cell>
          <table:table-cell office:value-type="float" office:value="97.717" calcext:value-type="float">
            <text:p>97.7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4x8</text:p>
          </table:table-cell>
          <table:table-cell office:value-type="float" office:value="0.186482" calcext:value-type="float">
            <text:p>0.186482</text:p>
          </table:table-cell>
          <table:table-cell office:value-type="float" office:value="1540.67" calcext:value-type="float">
            <text:p>1540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64x32</text:p>
          </table:table-cell>
          <table:table-cell office:value-type="float" office:value="0.0452261" calcext:value-type="float">
            <text:p>0.0452261</text:p>
          </table:table-cell>
          <table:table-cell office:value-type="float" office:value="61.88" calcext:value-type="float">
            <text:p>61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64x32sub</text:p>
          </table:table-cell>
          <table:table-cell office:value-type="float" office:value="0.019156" calcext:value-type="float">
            <text:p>0.019156</text:p>
          </table:table-cell>
          <table:table-cell office:value-type="float" office:value="27.165" calcext:value-type="float">
            <text:p>27.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64x64</text:p>
          </table:table-cell>
          <table:table-cell office:value-type="float" office:value="0.0426245" calcext:value-type="float">
            <text:p>0.0426245</text:p>
          </table:table-cell>
          <table:table-cell office:value-type="float" office:value="30.94" calcext:value-type="float">
            <text:p>30.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64x64sub</text:p>
          </table:table-cell>
          <table:table-cell office:value-type="float" office:value="0.0247245" calcext:value-type="float">
            <text:p>0.0247245</text:p>
          </table:table-cell>
          <table:table-cell office:value-type="float" office:value="18.129" calcext:value-type="float">
            <text:p>18.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16</text:p>
          </table:table-cell>
          <table:table-cell office:value-type="float" office:value="0.111081" calcext:value-type="float">
            <text:p>0.111081</text:p>
          </table:table-cell>
          <table:table-cell office:value-type="float" office:value="1060.8" calcext:value-type="float">
            <text:p>1060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16sub</text:p>
          </table:table-cell>
          <table:table-cell office:value-type="float" office:value="0.052103" calcext:value-type="float">
            <text:p>0.052103</text:p>
          </table:table-cell>
          <table:table-cell office:value-type="float" office:value="436.033" calcext:value-type="float">
            <text:p>436.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32</text:p>
          </table:table-cell>
          <table:table-cell office:value-type="float" office:value="0.0137544" calcext:value-type="float">
            <text:p>0.0137544</text:p>
          </table:table-cell>
          <table:table-cell office:value-type="float" office:value="53.72" calcext:value-type="float">
            <text:p>53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32sub</text:p>
          </table:table-cell>
          <table:table-cell office:value-type="float" office:value="0.011941" calcext:value-type="float">
            <text:p>0.011941</text:p>
          </table:table-cell>
          <table:table-cell office:value-type="float" office:value="52.186" calcext:value-type="float">
            <text:p>52.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4</text:p>
          </table:table-cell>
          <table:table-cell office:value-type="float" office:value="0.20088" calcext:value-type="float">
            <text:p>0.20088</text:p>
          </table:table-cell>
          <table:table-cell office:value-type="float" office:value="1507.62" calcext:value-type="float">
            <text:p>1507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8</text:p>
          </table:table-cell>
          <table:table-cell office:value-type="float" office:value="0.387638" calcext:value-type="float">
            <text:p>0.387638</text:p>
          </table:table-cell>
          <table:table-cell office:value-type="float" office:value="3078.55" calcext:value-type="float">
            <text:p>3078.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SE_16x16</text:p>
          </table:table-cell>
          <table:table-cell office:value-type="float" office:value="0.0512848" calcext:value-type="float">
            <text:p>0.0512848</text:p>
          </table:table-cell>
          <table:table-cell office:value-type="float" office:value="85.665" calcext:value-type="float">
            <text:p>85.6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SE_32x32</text:p>
          </table:table-cell>
          <table:table-cell office:value-type="float" office:value="0.0398793" calcext:value-type="float">
            <text:p>0.0398793</text:p>
          </table:table-cell>
          <table:table-cell office:value-type="float" office:value="17.141" calcext:value-type="float">
            <text:p>17.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SE_4x4</text:p>
          </table:table-cell>
          <table:table-cell office:value-type="float" office:value="0.125067" calcext:value-type="float">
            <text:p>0.125067</text:p>
          </table:table-cell>
          <table:table-cell office:value-type="float" office:value="1409.33" calcext:value-type="float">
            <text:p>1409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SE_64x64</text:p>
          </table:table-cell>
          <table:table-cell office:value-type="float" office:value="0.011858" calcext:value-type="float">
            <text:p>0.011858</text:p>
          </table:table-cell>
          <table:table-cell office:value-type="float" office:value="1.138" calcext:value-type="float">
            <text:p>1.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SE_8x8</text:p>
          </table:table-cell>
          <table:table-cell office:value-type="float" office:value="0.0616965" calcext:value-type="float">
            <text:p>0.0616965</text:p>
          </table:table-cell>
          <table:table-cell office:value-type="float" office:value="297.697" calcext:value-type="float">
            <text:p>297.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12_16</text:p>
          </table:table-cell>
          <table:table-cell office:value-type="float" office:value="0.00950289" calcext:value-type="float">
            <text:p>0.00950289</text:p>
          </table:table-cell>
          <table:table-cell office:value-type="float" office:value="2.752" calcext:value-type="float">
            <text:p>2.7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16_12</text:p>
          </table:table-cell>
          <table:table-cell office:value-type="float" office:value="0.00566912" calcext:value-type="float">
            <text:p>0.00566912</text:p>
          </table:table-cell>
          <table:table-cell office:value-type="float" office:value="2.24" calcext:value-type="float">
            <text:p>2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16_16</text:p>
          </table:table-cell>
          <table:table-cell office:value-type="float" office:value="0.0372753" calcext:value-type="float">
            <text:p>0.0372753</text:p>
          </table:table-cell>
          <table:table-cell office:value-type="float" office:value="12.48" calcext:value-type="float">
            <text:p>12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16_32</text:p>
          </table:table-cell>
          <table:table-cell office:value-type="float" office:value="0.0313072" calcext:value-type="float">
            <text:p>0.0313072</text:p>
          </table:table-cell>
          <table:table-cell office:value-type="float" office:value="6.24" calcext:value-type="float">
            <text:p>6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16_4</text:p>
          </table:table-cell>
          <table:table-cell office:value-type="float" office:value="0.00334287" calcext:value-type="float">
            <text:p>0.00334287</text:p>
          </table:table-cell>
          <table:table-cell office:value-type="float" office:value="2.24" calcext:value-type="float">
            <text:p>2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16_8</text:p>
          </table:table-cell>
          <table:table-cell office:value-type="float" office:value="0.047322" calcext:value-type="float">
            <text:p>0.047322</text:p>
          </table:table-cell>
          <table:table-cell office:value-type="float" office:value="24.96" calcext:value-type="float">
            <text:p>24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24_32</text:p>
          </table:table-cell>
          <table:table-cell office:value-type="float" office:value="0.0084765" calcext:value-type="float">
            <text:p>0.0084765</text:p>
          </table:table-cell>
          <table:table-cell office:value-type="float" office:value="1.264" calcext:value-type="float">
            <text:p>1.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32_16</text:p>
          </table:table-cell>
          <table:table-cell office:value-type="float" office:value="0.0268977" calcext:value-type="float">
            <text:p>0.0268977</text:p>
          </table:table-cell>
          <table:table-cell office:value-type="float" office:value="6.24" calcext:value-type="float">
            <text:p>6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32_24</text:p>
          </table:table-cell>
          <table:table-cell office:value-type="float" office:value="0.00606012" calcext:value-type="float">
            <text:p>0.00606012</text:p>
          </table:table-cell>
          <table:table-cell office:value-type="float" office:value="0.992" calcext:value-type="float">
            <text:p>0.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32_32</text:p>
          </table:table-cell>
          <table:table-cell office:value-type="float" office:value="0.0247753" calcext:value-type="float">
            <text:p>0.0247753</text:p>
          </table:table-cell>
          <table:table-cell office:value-type="float" office:value="3.12" calcext:value-type="float">
            <text:p>3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32_64</text:p>
          </table:table-cell>
          <table:table-cell office:value-type="float" office:value="0.0212445" calcext:value-type="float">
            <text:p>0.0212445</text:p>
          </table:table-cell>
          <table:table-cell office:value-type="float" office:value="1.456" calcext:value-type="float">
            <text:p>1.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32_8</text:p>
          </table:table-cell>
          <table:table-cell office:value-type="float" office:value="0.00280666" calcext:value-type="float">
            <text:p>0.00280666</text:p>
          </table:table-cell>
          <table:table-cell office:value-type="float" office:value="0.992" calcext:value-type="float">
            <text:p>0.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4_16</text:p>
          </table:table-cell>
          <table:table-cell office:value-type="float" office:value="0.00667191" calcext:value-type="float">
            <text:p>0.00667191</text:p>
          </table:table-cell>
          <table:table-cell office:value-type="float" office:value="2.752" calcext:value-type="float">
            <text:p>2.7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4_8</text:p>
          </table:table-cell>
          <table:table-cell office:value-type="float" office:value="0.0710497" calcext:value-type="float">
            <text:p>0.0710497</text:p>
          </table:table-cell>
          <table:table-cell office:value-type="float" office:value="49.92" calcext:value-type="float">
            <text:p>49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64_32</text:p>
          </table:table-cell>
          <table:table-cell office:value-type="float" office:value="0.0187445" calcext:value-type="float">
            <text:p>0.0187445</text:p>
          </table:table-cell>
          <table:table-cell office:value-type="float" office:value="1.456" calcext:value-type="float">
            <text:p>1.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64_64</text:p>
          </table:table-cell>
          <table:table-cell office:value-type="float" office:value="0.0189307" calcext:value-type="float">
            <text:p>0.0189307</text:p>
          </table:table-cell>
          <table:table-cell office:value-type="float" office:value="0.728" calcext:value-type="float">
            <text:p>0.7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8_16</text:p>
          </table:table-cell>
          <table:table-cell office:value-type="float" office:value="0.0557058" calcext:value-type="float">
            <text:p>0.0557058</text:p>
          </table:table-cell>
          <table:table-cell office:value-type="float" office:value="24.96" calcext:value-type="float">
            <text:p>24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8_32</text:p>
          </table:table-cell>
          <table:table-cell office:value-type="float" office:value="0.00525784" calcext:value-type="float">
            <text:p>0.00525784</text:p>
          </table:table-cell>
          <table:table-cell office:value-type="float" office:value="1.264" calcext:value-type="float">
            <text:p>1.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8_4</text:p>
          </table:table-cell>
          <table:table-cell office:value-type="float" office:value="0.0527923" calcext:value-type="float">
            <text:p>0.0527923</text:p>
          </table:table-cell>
          <table:table-cell office:value-type="float" office:value="49.92" calcext:value-type="float">
            <text:p>49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8_8</text:p>
          </table:table-cell>
          <table:table-cell office:value-type="float" office:value="0.0718727" calcext:value-type="float">
            <text:p>0.0718727</text:p>
          </table:table-cell>
          <table:table-cell office:value-type="float" office:value="49.92" calcext:value-type="float">
            <text:p>49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12_16</text:p>
          </table:table-cell>
          <table:table-cell office:value-type="float" office:value="0.0192204" calcext:value-type="float">
            <text:p>0.0192204</text:p>
          </table:table-cell>
          <table:table-cell office:value-type="float" office:value="2.752" calcext:value-type="float">
            <text:p>2.7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16_12</text:p>
          </table:table-cell>
          <table:table-cell office:value-type="float" office:value="0.0110059" calcext:value-type="float">
            <text:p>0.0110059</text:p>
          </table:table-cell>
          <table:table-cell office:value-type="float" office:value="2.24" calcext:value-type="float">
            <text:p>2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16_16</text:p>
          </table:table-cell>
          <table:table-cell office:value-type="float" office:value="0.0718944" calcext:value-type="float">
            <text:p>0.0718944</text:p>
          </table:table-cell>
          <table:table-cell office:value-type="float" office:value="12.48" calcext:value-type="float">
            <text:p>12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16_32</text:p>
          </table:table-cell>
          <table:table-cell office:value-type="float" office:value="0.0657032" calcext:value-type="float">
            <text:p>0.0657032</text:p>
          </table:table-cell>
          <table:table-cell office:value-type="float" office:value="6.24" calcext:value-type="float">
            <text:p>6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16_4</text:p>
          </table:table-cell>
          <table:table-cell office:value-type="float" office:value="0.00507331" calcext:value-type="float">
            <text:p>0.00507331</text:p>
          </table:table-cell>
          <table:table-cell office:value-type="float" office:value="2.24" calcext:value-type="float">
            <text:p>2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16_8</text:p>
          </table:table-cell>
          <table:table-cell office:value-type="float" office:value="0.0819728" calcext:value-type="float">
            <text:p>0.0819728</text:p>
          </table:table-cell>
          <table:table-cell office:value-type="float" office:value="24.96" calcext:value-type="float">
            <text:p>24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24_32</text:p>
          </table:table-cell>
          <table:table-cell office:value-type="float" office:value="0.0183759" calcext:value-type="float">
            <text:p>0.0183759</text:p>
          </table:table-cell>
          <table:table-cell office:value-type="float" office:value="1.264" calcext:value-type="float">
            <text:p>1.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32_16</text:p>
          </table:table-cell>
          <table:table-cell office:value-type="float" office:value="0.0547545" calcext:value-type="float">
            <text:p>0.0547545</text:p>
          </table:table-cell>
          <table:table-cell office:value-type="float" office:value="6.24" calcext:value-type="float">
            <text:p>6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32_24</text:p>
          </table:table-cell>
          <table:table-cell office:value-type="float" office:value="0.0132673" calcext:value-type="float">
            <text:p>0.0132673</text:p>
          </table:table-cell>
          <table:table-cell office:value-type="float" office:value="0.992" calcext:value-type="float">
            <text:p>0.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32_32</text:p>
          </table:table-cell>
          <table:table-cell office:value-type="float" office:value="0.0538132" calcext:value-type="float">
            <text:p>0.0538132</text:p>
          </table:table-cell>
          <table:table-cell office:value-type="float" office:value="3.12" calcext:value-type="float">
            <text:p>3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32_64</text:p>
          </table:table-cell>
          <table:table-cell office:value-type="float" office:value="0.0467141" calcext:value-type="float">
            <text:p>0.0467141</text:p>
          </table:table-cell>
          <table:table-cell office:value-type="float" office:value="1.456" calcext:value-type="float">
            <text:p>1.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32_8</text:p>
          </table:table-cell>
          <table:table-cell office:value-type="float" office:value="0.0051651" calcext:value-type="float">
            <text:p>0.0051651</text:p>
          </table:table-cell>
          <table:table-cell office:value-type="float" office:value="0.992" calcext:value-type="float">
            <text:p>0.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4_16</text:p>
          </table:table-cell>
          <table:table-cell office:value-type="float" office:value="0.0117714" calcext:value-type="float">
            <text:p>0.0117714</text:p>
          </table:table-cell>
          <table:table-cell office:value-type="float" office:value="2.752" calcext:value-type="float">
            <text:p>2.7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4_8</text:p>
          </table:table-cell>
          <table:table-cell office:value-type="float" office:value="0.114294" calcext:value-type="float">
            <text:p>0.114294</text:p>
          </table:table-cell>
          <table:table-cell office:value-type="float" office:value="49.92" calcext:value-type="float">
            <text:p>49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64_32</text:p>
          </table:table-cell>
          <table:table-cell office:value-type="float" office:value="0.0410786" calcext:value-type="float">
            <text:p>0.0410786</text:p>
          </table:table-cell>
          <table:table-cell office:value-type="float" office:value="1.456" calcext:value-type="float">
            <text:p>1.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64_64</text:p>
          </table:table-cell>
          <table:table-cell office:value-type="float" office:value="0.042021" calcext:value-type="float">
            <text:p>0.042021</text:p>
          </table:table-cell>
          <table:table-cell office:value-type="float" office:value="0.728" calcext:value-type="float">
            <text:p>0.7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8_16</text:p>
          </table:table-cell>
          <table:table-cell office:value-type="float" office:value="0.101763" calcext:value-type="float">
            <text:p>0.101763</text:p>
          </table:table-cell>
          <table:table-cell office:value-type="float" office:value="24.96" calcext:value-type="float">
            <text:p>24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8_32</text:p>
          </table:table-cell>
          <table:table-cell office:value-type="float" office:value="0.0106404" calcext:value-type="float">
            <text:p>0.0106404</text:p>
          </table:table-cell>
          <table:table-cell office:value-type="float" office:value="1.264" calcext:value-type="float">
            <text:p>1.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8_4</text:p>
          </table:table-cell>
          <table:table-cell office:value-type="float" office:value="0.0783329" calcext:value-type="float">
            <text:p>0.0783329</text:p>
          </table:table-cell>
          <table:table-cell office:value-type="float" office:value="49.92" calcext:value-type="float">
            <text:p>49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8_8</text:p>
          </table:table-cell>
          <table:table-cell office:value-type="float" office:value="0.120242" calcext:value-type="float">
            <text:p>0.120242</text:p>
          </table:table-cell>
          <table:table-cell office:value-type="float" office:value="49.92" calcext:value-type="float">
            <text:p>49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CT_16x16</text:p>
          </table:table-cell>
          <table:table-cell office:value-type="float" office:value="0.0623403" calcext:value-type="float">
            <text:p>0.0623403</text:p>
          </table:table-cell>
          <table:table-cell office:value-type="float" office:value="46.975" calcext:value-type="float">
            <text:p>46.9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CT_32x32</text:p>
          </table:table-cell>
          <table:table-cell office:value-type="float" office:value="0.0582438" calcext:value-type="float">
            <text:p>0.0582438</text:p>
          </table:table-cell>
          <table:table-cell office:value-type="float" office:value="7.052" calcext:value-type="float">
            <text:p>7.0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CT_4x4</text:p>
          </table:table-cell>
          <table:table-cell office:value-type="float" office:value="0.101756" calcext:value-type="float">
            <text:p>0.101756</text:p>
          </table:table-cell>
          <table:table-cell office:value-type="float" office:value="628.852" calcext:value-type="float">
            <text:p>628.8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CT_8x8</text:p>
          </table:table-cell>
          <table:table-cell office:value-type="float" office:value="0.0588739" calcext:value-type="float">
            <text:p>0.0588739</text:p>
          </table:table-cell>
          <table:table-cell office:value-type="float" office:value="188.662" calcext:value-type="float">
            <text:p>188.6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ST_4x4</text:p>
          </table:table-cell>
          <table:table-cell office:value-type="float" office:value="0.0065999" calcext:value-type="float">
            <text:p>0.0065999</text:p>
          </table:table-cell>
          <table:table-cell office:value-type="float" office:value="23.529" calcext:value-type="float">
            <text:p>23.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CT_16x16</text:p>
          </table:table-cell>
          <table:table-cell office:value-type="float" office:value="0.0255938" calcext:value-type="float">
            <text:p>0.0255938</text:p>
          </table:table-cell>
          <table:table-cell office:value-type="float" office:value="17.121" calcext:value-type="float">
            <text:p>17.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CT_32x32</text:p>
          </table:table-cell>
          <table:table-cell office:value-type="float" office:value="0.0422544" calcext:value-type="float">
            <text:p>0.0422544</text:p>
          </table:table-cell>
          <table:table-cell office:value-type="float" office:value="4.669" calcext:value-type="float">
            <text:p>4.6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CT_4x4</text:p>
          </table:table-cell>
          <table:table-cell office:value-type="float" office:value="0.00857782" calcext:value-type="float">
            <text:p>0.00857782</text:p>
          </table:table-cell>
          <table:table-cell office:value-type="float" office:value="28.699" calcext:value-type="float">
            <text:p>28.6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CT_8x8</text:p>
          </table:table-cell>
          <table:table-cell office:value-type="float" office:value="0.0165069" calcext:value-type="float">
            <text:p>0.0165069</text:p>
          </table:table-cell>
          <table:table-cell office:value-type="float" office:value="33.423" calcext:value-type="float">
            <text:p>33.4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ST_4x4</text:p>
          </table:table-cell>
          <table:table-cell office:value-type="float" office:value="0.00277638" calcext:value-type="float">
            <text:p>0.00277638</text:p>
          </table:table-cell>
          <table:table-cell office:value-type="float" office:value="9.744" calcext:value-type="float">
            <text:p>9.74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ram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ST</text:p>
          </table:table-cell>
          <table:table-cell table:formula="of:=SUM([.B494:.B557])" office:value-type="float" office:value="4.312839568" calcext:value-type="float">
            <text:p>4.312839568</text:p>
          </table:table-cell>
          <table:table-cell table:formula="of:=SUM([.E492:.E494])/SUM([.E492:.E495])" office:value-type="float" office:value="0.421496792334687" calcext:value-type="float">
            <text:p>0.4214967923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8.0149" calcext:value-type="float">
            <text:p>8.0149</text:p>
          </table:table-cell>
          <table:table-cell office:value-type="float" office:value="18213.8" calcext:value-type="float">
            <text:p>18213.8</text:p>
          </table:table-cell>
          <table:table-cell office:value-type="string" calcext:value-type="string">
            <text:p>INTERP</text:p>
          </table:table-cell>
          <table:table-cell table:formula="of:=SUM([.B558:.B597])" office:value-type="float" office:value="1.306449868" calcext:value-type="float">
            <text:p>1.306449868</text:p>
          </table:table-cell>
          <table:table-cell/>
        </table:table-row>
        <table:table-row table:style-name="ro1">
          <table:table-cell office:value-type="string" calcext:value-type="string">
            <text:p>Dist_HAD_12x16</text:p>
          </table:table-cell>
          <table:table-cell office:value-type="float" office:value="0.011045" calcext:value-type="float">
            <text:p>0.011045</text:p>
          </table:table-cell>
          <table:table-cell office:value-type="float" office:value="19.65" calcext:value-type="float">
            <text:p>19.65</text:p>
          </table:table-cell>
          <table:table-cell office:value-type="string" calcext:value-type="string">
            <text:p>TR</text:p>
          </table:table-cell>
          <table:table-cell table:formula="of:=SUM([.B598:.B607])" office:value-type="float" office:value="0.220357771" calcext:value-type="float">
            <text:p>0.220357771</text:p>
          </table:table-cell>
          <table:table-cell/>
        </table:table-row>
        <table:table-row table:style-name="ro1">
          <table:table-cell office:value-type="string" calcext:value-type="string">
            <text:p>Dist_HAD_16x12</text:p>
          </table:table-cell>
          <table:table-cell office:value-type="float" office:value="0.00672293" calcext:value-type="float">
            <text:p>0.00672293</text:p>
          </table:table-cell>
          <table:table-cell office:value-type="float" office:value="12.33" calcext:value-type="float">
            <text:p>12.33</text:p>
          </table:table-cell>
          <table:table-cell office:value-type="string" calcext:value-type="string">
            <text:p>Others</text:p>
          </table:table-cell>
          <table:table-cell table:formula="of:=[.B493]" office:value-type="float" office:value="8.0149" calcext:value-type="float">
            <text:p>8.0149</text:p>
          </table:table-cell>
          <table:table-cell/>
        </table:table-row>
        <table:table-row table:style-name="ro1">
          <table:table-cell office:value-type="string" calcext:value-type="string">
            <text:p>Dist_HAD_16x16</text:p>
          </table:table-cell>
          <table:table-cell office:value-type="float" office:value="0.198975" calcext:value-type="float">
            <text:p>0.198975</text:p>
          </table:table-cell>
          <table:table-cell office:value-type="float" office:value="225.2" calcext:value-type="float">
            <text:p>225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16x32</text:p>
          </table:table-cell>
          <table:table-cell office:value-type="float" office:value="0.190746" calcext:value-type="float">
            <text:p>0.190746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16x4</text:p>
          </table:table-cell>
          <table:table-cell office:value-type="float" office:value="0.00335479" calcext:value-type="float">
            <text:p>0.00335479</text:p>
          </table:table-cell>
          <table:table-cell office:value-type="float" office:value="12.33" calcext:value-type="float">
            <text:p>12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16x64</text:p>
          </table:table-cell>
          <table:table-cell office:value-type="float" office:value="0.000754118" calcext:value-type="float">
            <text:p>0.000754118</text:p>
          </table:table-cell>
          <table:table-cell office:value-type="float" office:value="0.22" calcext:value-type="float">
            <text:p>0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16x8</text:p>
          </table:table-cell>
          <table:table-cell office:value-type="float" office:value="0.219219" calcext:value-type="float">
            <text:p>0.219219</text:p>
          </table:table-cell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24x32</text:p>
          </table:table-cell>
          <table:table-cell office:value-type="float" office:value="0.0333154" calcext:value-type="float">
            <text:p>0.0333154</text:p>
          </table:table-cell>
          <table:table-cell office:value-type="float" office:value="13.38" calcext:value-type="float">
            <text:p>13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32x16</text:p>
          </table:table-cell>
          <table:table-cell office:value-type="float" office:value="0.190304" calcext:value-type="float">
            <text:p>0.190304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32x24</text:p>
          </table:table-cell>
          <table:table-cell office:value-type="float" office:value="0.00867438" calcext:value-type="float">
            <text:p>0.00867438</text:p>
          </table:table-cell>
          <table:table-cell office:value-type="float" office:value="3.53" calcext:value-type="float">
            <text:p>3.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32x32</text:p>
          </table:table-cell>
          <table:table-cell office:value-type="float" office:value="0.176533" calcext:value-type="float">
            <text:p>0.176533</text:p>
          </table:table-cell>
          <table:table-cell office:value-type="float" office:value="56.755" calcext:value-type="float">
            <text:p>56.7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32x64</text:p>
          </table:table-cell>
          <table:table-cell office:value-type="float" office:value="0.167724" calcext:value-type="float">
            <text:p>0.167724</text:p>
          </table:table-cell>
          <table:table-cell office:value-type="float" office:value="27.3" calcext:value-type="float">
            <text:p>27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32x8</text:p>
          </table:table-cell>
          <table:table-cell office:value-type="float" office:value="0.0031836" calcext:value-type="float">
            <text:p>0.0031836</text:p>
          </table:table-cell>
          <table:table-cell office:value-type="float" office:value="3.53" calcext:value-type="float">
            <text:p>3.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48x64</text:p>
          </table:table-cell>
          <table:table-cell office:value-type="float" office:value="0.00210381" calcext:value-type="float">
            <text:p>0.00210381</text:p>
          </table:table-cell>
          <table:table-cell office:value-type="float" office:value="0.22" calcext:value-type="float">
            <text:p>0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4x16</text:p>
          </table:table-cell>
          <table:table-cell office:value-type="float" office:value="0.00595474" calcext:value-type="float">
            <text:p>0.00595474</text:p>
          </table:table-cell>
          <table:table-cell office:value-type="float" office:value="19.65" calcext:value-type="float">
            <text:p>19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4x4</text:p>
          </table:table-cell>
          <table:table-cell office:value-type="float" office:value="0.000401258" calcext:value-type="float">
            <text:p>0.000401258</text:p>
          </table:table-cell>
          <table:table-cell office:value-type="float" office:value="1.82" calcext:value-type="float">
            <text:p>1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4x8</text:p>
          </table:table-cell>
          <table:table-cell office:value-type="float" office:value="0.149286" calcext:value-type="float">
            <text:p>0.149286</text:p>
          </table:table-cell>
          <table:table-cell office:value-type="float" office:value="973.44" calcext:value-type="float">
            <text:p>973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64x16</text:p>
          </table:table-cell>
          <table:table-cell office:value-type="float" office:value="0.000364542" calcext:value-type="float">
            <text:p>0.000364542</text:p>
          </table:table-cell>
          <table:table-cell office:value-type="float" office:value="0.11" calcext:value-type="float">
            <text:p>0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64x32</text:p>
          </table:table-cell>
          <table:table-cell office:value-type="float" office:value="0.168511" calcext:value-type="float">
            <text:p>0.168511</text:p>
          </table:table-cell>
          <table:table-cell office:value-type="float" office:value="27.3" calcext:value-type="float">
            <text:p>27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64x48</text:p>
          </table:table-cell>
          <table:table-cell office:value-type="float" office:value="0.00101614" calcext:value-type="float">
            <text:p>0.00101614</text:p>
          </table:table-cell>
          <table:table-cell office:value-type="float" office:value="0.11" calcext:value-type="float">
            <text:p>0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64x64</text:p>
          </table:table-cell>
          <table:table-cell office:value-type="float" office:value="0.16982" calcext:value-type="float">
            <text:p>0.16982</text:p>
          </table:table-cell>
          <table:table-cell office:value-type="float" office:value="13.769" calcext:value-type="float">
            <text:p>13.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8x16</text:p>
          </table:table-cell>
          <table:table-cell office:value-type="float" office:value="0.213377" calcext:value-type="float">
            <text:p>0.213377</text:p>
          </table:table-cell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8x32</text:p>
          </table:table-cell>
          <table:table-cell office:value-type="float" office:value="0.0122144" calcext:value-type="float">
            <text:p>0.0122144</text:p>
          </table:table-cell>
          <table:table-cell office:value-type="float" office:value="13.38" calcext:value-type="float">
            <text:p>13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8x4</text:p>
          </table:table-cell>
          <table:table-cell office:value-type="float" office:value="0.156087" calcext:value-type="float">
            <text:p>0.156087</text:p>
          </table:table-cell>
          <table:table-cell office:value-type="float" office:value="973.44" calcext:value-type="float">
            <text:p>973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8x8</text:p>
          </table:table-cell>
          <table:table-cell office:value-type="float" office:value="0.249164" calcext:value-type="float">
            <text:p>0.249164</text:p>
          </table:table-cell>
          <table:table-cell office:value-type="float" office:value="899.015" calcext:value-type="float">
            <text:p>899.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2x16</text:p>
          </table:table-cell>
          <table:table-cell office:value-type="float" office:value="0.0120125" calcext:value-type="float">
            <text:p>0.0120125</text:p>
          </table:table-cell>
          <table:table-cell office:value-type="float" office:value="42.84" calcext:value-type="float">
            <text:p>42.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2x16sub</text:p>
          </table:table-cell>
          <table:table-cell office:value-type="float" office:value="0.00901675" calcext:value-type="float">
            <text:p>0.00901675</text:p>
          </table:table-cell>
          <table:table-cell office:value-type="float" office:value="37.02" calcext:value-type="float">
            <text:p>37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12</text:p>
          </table:table-cell>
          <table:table-cell office:value-type="float" office:value="0.00661087" calcext:value-type="float">
            <text:p>0.00661087</text:p>
          </table:table-cell>
          <table:table-cell office:value-type="float" office:value="25.84" calcext:value-type="float">
            <text:p>25.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12sub</text:p>
          </table:table-cell>
          <table:table-cell office:value-type="float" office:value="0.00359416" calcext:value-type="float">
            <text:p>0.00359416</text:p>
          </table:table-cell>
          <table:table-cell office:value-type="float" office:value="16.159" calcext:value-type="float">
            <text:p>16.1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16</text:p>
          </table:table-cell>
          <table:table-cell office:value-type="float" office:value="0.102401" calcext:value-type="float">
            <text:p>0.102401</text:p>
          </table:table-cell>
          <table:table-cell office:value-type="float" office:value="530.4" calcext:value-type="float">
            <text:p>530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16sub</text:p>
          </table:table-cell>
          <table:table-cell office:value-type="float" office:value="0.0470338" calcext:value-type="float">
            <text:p>0.0470338</text:p>
          </table:table-cell>
          <table:table-cell office:value-type="float" office:value="282.948" calcext:value-type="float">
            <text:p>282.9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32</text:p>
          </table:table-cell>
          <table:table-cell office:value-type="float" office:value="0.0665703" calcext:value-type="float">
            <text:p>0.0665703</text:p>
          </table:table-cell>
          <table:table-cell office:value-type="float" office:value="265.2" calcext:value-type="float">
            <text:p>265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32sub</text:p>
          </table:table-cell>
          <table:table-cell office:value-type="float" office:value="0.0283692" calcext:value-type="float">
            <text:p>0.0283692</text:p>
          </table:table-cell>
          <table:table-cell office:value-type="float" office:value="121.958" calcext:value-type="float">
            <text:p>121.9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4</text:p>
          </table:table-cell>
          <table:table-cell office:value-type="float" office:value="0.00905156" calcext:value-type="float">
            <text:p>0.00905156</text:p>
          </table:table-cell>
          <table:table-cell office:value-type="float" office:value="48.996" calcext:value-type="float">
            <text:p>48.9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8</text:p>
          </table:table-cell>
          <table:table-cell office:value-type="float" office:value="0.21805" calcext:value-type="float">
            <text:p>0.21805</text:p>
          </table:table-cell>
          <table:table-cell office:value-type="float" office:value="1440.2" calcext:value-type="float">
            <text:p>1440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24x32</text:p>
          </table:table-cell>
          <table:table-cell office:value-type="float" office:value="0.0126991" calcext:value-type="float">
            <text:p>0.0126991</text:p>
          </table:table-cell>
          <table:table-cell office:value-type="float" office:value="29.92" calcext:value-type="float">
            <text:p>29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24x32sub</text:p>
          </table:table-cell>
          <table:table-cell office:value-type="float" office:value="0.00953603" calcext:value-type="float">
            <text:p>0.00953603</text:p>
          </table:table-cell>
          <table:table-cell office:value-type="float" office:value="24.923" calcext:value-type="float">
            <text:p>24.9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16</text:p>
          </table:table-cell>
          <table:table-cell office:value-type="float" office:value="0.0689013" calcext:value-type="float">
            <text:p>0.0689013</text:p>
          </table:table-cell>
          <table:table-cell office:value-type="float" office:value="265.2" calcext:value-type="float">
            <text:p>265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16sub</text:p>
          </table:table-cell>
          <table:table-cell office:value-type="float" office:value="0.0264533" calcext:value-type="float">
            <text:p>0.0264533</text:p>
          </table:table-cell>
          <table:table-cell office:value-type="float" office:value="115.501" calcext:value-type="float">
            <text:p>115.5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24</text:p>
          </table:table-cell>
          <table:table-cell office:value-type="float" office:value="0.00336814" calcext:value-type="float">
            <text:p>0.00336814</text:p>
          </table:table-cell>
          <table:table-cell office:value-type="float" office:value="7.48" calcext:value-type="float">
            <text:p>7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24sub</text:p>
          </table:table-cell>
          <table:table-cell office:value-type="float" office:value="0.00182867" calcext:value-type="float">
            <text:p>0.00182867</text:p>
          </table:table-cell>
          <table:table-cell office:value-type="float" office:value="4.323" calcext:value-type="float">
            <text:p>4.3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32</text:p>
          </table:table-cell>
          <table:table-cell office:value-type="float" office:value="0.0517159" calcext:value-type="float">
            <text:p>0.0517159</text:p>
          </table:table-cell>
          <table:table-cell office:value-type="float" office:value="132.6" calcext:value-type="float">
            <text:p>132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32sub</text:p>
          </table:table-cell>
          <table:table-cell office:value-type="float" office:value="0.0284011" calcext:value-type="float">
            <text:p>0.0284011</text:p>
          </table:table-cell>
          <table:table-cell office:value-type="float" office:value="75.798" calcext:value-type="float">
            <text:p>75.7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64</text:p>
          </table:table-cell>
          <table:table-cell office:value-type="float" office:value="0.0415242" calcext:value-type="float">
            <text:p>0.0415242</text:p>
          </table:table-cell>
          <table:table-cell office:value-type="float" office:value="61.88" calcext:value-type="float">
            <text:p>61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64sub</text:p>
          </table:table-cell>
          <table:table-cell office:value-type="float" office:value="0.0185761" calcext:value-type="float">
            <text:p>0.0185761</text:p>
          </table:table-cell>
          <table:table-cell office:value-type="float" office:value="28.147" calcext:value-type="float">
            <text:p>28.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8</text:p>
          </table:table-cell>
          <table:table-cell office:value-type="float" office:value="0.00537419" calcext:value-type="float">
            <text:p>0.00537419</text:p>
          </table:table-cell>
          <table:table-cell office:value-type="float" office:value="15.427" calcext:value-type="float">
            <text:p>15.4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4x16</text:p>
          </table:table-cell>
          <table:table-cell office:value-type="float" office:value="0.00832987" calcext:value-type="float">
            <text:p>0.00832987</text:p>
          </table:table-cell>
          <table:table-cell office:value-type="float" office:value="42.84" calcext:value-type="float">
            <text:p>42.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4x16sub</text:p>
          </table:table-cell>
          <table:table-cell office:value-type="float" office:value="0.00744462" calcext:value-type="float">
            <text:p>0.00744462</text:p>
          </table:table-cell>
          <table:table-cell office:value-type="float" office:value="47.358" calcext:value-type="float">
            <text:p>47.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4x8</text:p>
          </table:table-cell>
          <table:table-cell office:value-type="float" office:value="0.166186" calcext:value-type="float">
            <text:p>0.166186</text:p>
          </table:table-cell>
          <table:table-cell office:value-type="float" office:value="1484.97" calcext:value-type="float">
            <text:p>1484.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64x32</text:p>
          </table:table-cell>
          <table:table-cell office:value-type="float" office:value="0.043519" calcext:value-type="float">
            <text:p>0.043519</text:p>
          </table:table-cell>
          <table:table-cell office:value-type="float" office:value="61.88" calcext:value-type="float">
            <text:p>61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64x32sub</text:p>
          </table:table-cell>
          <table:table-cell office:value-type="float" office:value="0.0206163" calcext:value-type="float">
            <text:p>0.0206163</text:p>
          </table:table-cell>
          <table:table-cell office:value-type="float" office:value="30.072" calcext:value-type="float">
            <text:p>30.0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64x64</text:p>
          </table:table-cell>
          <table:table-cell office:value-type="float" office:value="0.0407808" calcext:value-type="float">
            <text:p>0.0407808</text:p>
          </table:table-cell>
          <table:table-cell office:value-type="float" office:value="30.94" calcext:value-type="float">
            <text:p>30.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64x64sub</text:p>
          </table:table-cell>
          <table:table-cell office:value-type="float" office:value="0.0270212" calcext:value-type="float">
            <text:p>0.0270212</text:p>
          </table:table-cell>
          <table:table-cell office:value-type="float" office:value="20.954" calcext:value-type="float">
            <text:p>20.9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16</text:p>
          </table:table-cell>
          <table:table-cell office:value-type="float" office:value="0.106275" calcext:value-type="float">
            <text:p>0.106275</text:p>
          </table:table-cell>
          <table:table-cell office:value-type="float" office:value="1060.8" calcext:value-type="float">
            <text:p>1060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16sub</text:p>
          </table:table-cell>
          <table:table-cell office:value-type="float" office:value="0.0425296" calcext:value-type="float">
            <text:p>0.0425296</text:p>
          </table:table-cell>
          <table:table-cell office:value-type="float" office:value="395.136" calcext:value-type="float">
            <text:p>395.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32</text:p>
          </table:table-cell>
          <table:table-cell office:value-type="float" office:value="0.006531" calcext:value-type="float">
            <text:p>0.006531</text:p>
          </table:table-cell>
          <table:table-cell office:value-type="float" office:value="29.92" calcext:value-type="float">
            <text:p>29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32sub</text:p>
          </table:table-cell>
          <table:table-cell office:value-type="float" office:value="0.00702763" calcext:value-type="float">
            <text:p>0.00702763</text:p>
          </table:table-cell>
          <table:table-cell office:value-type="float" office:value="36.643" calcext:value-type="float">
            <text:p>36.6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4</text:p>
          </table:table-cell>
          <table:table-cell office:value-type="float" office:value="0.185887" calcext:value-type="float">
            <text:p>0.185887</text:p>
          </table:table-cell>
          <table:table-cell office:value-type="float" office:value="1469.61" calcext:value-type="float">
            <text:p>1469.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8</text:p>
          </table:table-cell>
          <table:table-cell office:value-type="float" office:value="0.342985" calcext:value-type="float">
            <text:p>0.342985</text:p>
          </table:table-cell>
          <table:table-cell office:value-type="float" office:value="2925.18" calcext:value-type="float">
            <text:p>2925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SE_16x16</text:p>
          </table:table-cell>
          <table:table-cell office:value-type="float" office:value="0.0321751" calcext:value-type="float">
            <text:p>0.0321751</text:p>
          </table:table-cell>
          <table:table-cell office:value-type="float" office:value="58.216" calcext:value-type="float">
            <text:p>58.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SE_32x32</text:p>
          </table:table-cell>
          <table:table-cell office:value-type="float" office:value="0.0235791" calcext:value-type="float">
            <text:p>0.0235791</text:p>
          </table:table-cell>
          <table:table-cell office:value-type="float" office:value="11.257" calcext:value-type="float">
            <text:p>11.2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SE_4x4</text:p>
          </table:table-cell>
          <table:table-cell office:value-type="float" office:value="0.0916855" calcext:value-type="float">
            <text:p>0.0916855</text:p>
          </table:table-cell>
          <table:table-cell office:value-type="float" office:value="1090.76" calcext:value-type="float">
            <text:p>1090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SE_64x64</text:p>
          </table:table-cell>
          <table:table-cell office:value-type="float" office:value="0.00797677" calcext:value-type="float">
            <text:p>0.00797677</text:p>
          </table:table-cell>
          <table:table-cell office:value-type="float" office:value="0.907" calcext:value-type="float">
            <text:p>0.9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SE_8x8</text:p>
          </table:table-cell>
          <table:table-cell office:value-type="float" office:value="0.0423508" calcext:value-type="float">
            <text:p>0.0423508</text:p>
          </table:table-cell>
          <table:table-cell office:value-type="float" office:value="217.604" calcext:value-type="float">
            <text:p>217.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12_16</text:p>
          </table:table-cell>
          <table:table-cell office:value-type="float" office:value="0.00324631" calcext:value-type="float">
            <text:p>0.00324631</text:p>
          </table:table-cell>
          <table:table-cell office:value-type="float" office:value="1.008" calcext:value-type="float">
            <text:p>1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16_12</text:p>
          </table:table-cell>
          <table:table-cell office:value-type="float" office:value="0.00138998" calcext:value-type="float">
            <text:p>0.00138998</text:p>
          </table:table-cell>
          <table:table-cell office:value-type="float" office:value="0.608" calcext:value-type="float">
            <text:p>0.6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16_16</text:p>
          </table:table-cell>
          <table:table-cell office:value-type="float" office:value="0.0346723" calcext:value-type="float">
            <text:p>0.0346723</text:p>
          </table:table-cell>
          <table:table-cell office:value-type="float" office:value="12.48" calcext:value-type="float">
            <text:p>12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16_32</text:p>
          </table:table-cell>
          <table:table-cell office:value-type="float" office:value="0.0293715" calcext:value-type="float">
            <text:p>0.0293715</text:p>
          </table:table-cell>
          <table:table-cell office:value-type="float" office:value="6.24" calcext:value-type="float">
            <text:p>6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16_4</text:p>
          </table:table-cell>
          <table:table-cell office:value-type="float" office:value="0.000827074" calcext:value-type="float">
            <text:p>0.000827074</text:p>
          </table:table-cell>
          <table:table-cell office:value-type="float" office:value="0.608" calcext:value-type="float">
            <text:p>0.6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16_8</text:p>
          </table:table-cell>
          <table:table-cell office:value-type="float" office:value="0.045238" calcext:value-type="float">
            <text:p>0.045238</text:p>
          </table:table-cell>
          <table:table-cell office:value-type="float" office:value="24.96" calcext:value-type="float">
            <text:p>24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24_32</text:p>
          </table:table-cell>
          <table:table-cell office:value-type="float" office:value="0.00424933" calcext:value-type="float">
            <text:p>0.00424933</text:p>
          </table:table-cell>
          <table:table-cell office:value-type="float" office:value="0.704" calcext:value-type="float">
            <text:p>0.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32_16</text:p>
          </table:table-cell>
          <table:table-cell office:value-type="float" office:value="0.0251429" calcext:value-type="float">
            <text:p>0.0251429</text:p>
          </table:table-cell>
          <table:table-cell office:value-type="float" office:value="6.24" calcext:value-type="float">
            <text:p>6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32_24</text:p>
          </table:table-cell>
          <table:table-cell office:value-type="float" office:value="0.00100422" calcext:value-type="float">
            <text:p>0.00100422</text:p>
          </table:table-cell>
          <table:table-cell office:value-type="float" office:value="0.176" calcext:value-type="float">
            <text:p>0.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32_32</text:p>
          </table:table-cell>
          <table:table-cell office:value-type="float" office:value="0.0222106" calcext:value-type="float">
            <text:p>0.0222106</text:p>
          </table:table-cell>
          <table:table-cell office:value-type="float" office:value="3.12" calcext:value-type="float">
            <text:p>3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32_64</text:p>
          </table:table-cell>
          <table:table-cell office:value-type="float" office:value="0.01948" calcext:value-type="float">
            <text:p>0.01948</text:p>
          </table:table-cell>
          <table:table-cell office:value-type="float" office:value="1.456" calcext:value-type="float">
            <text:p>1.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32_8</text:p>
          </table:table-cell>
          <table:table-cell office:value-type="float" office:value="0.000535727" calcext:value-type="float">
            <text:p>0.000535727</text:p>
          </table:table-cell>
          <table:table-cell office:value-type="float" office:value="0.176" calcext:value-type="float">
            <text:p>0.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4_16</text:p>
          </table:table-cell>
          <table:table-cell office:value-type="float" office:value="0.00227213" calcext:value-type="float">
            <text:p>0.00227213</text:p>
          </table:table-cell>
          <table:table-cell office:value-type="float" office:value="1.008" calcext:value-type="float">
            <text:p>1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4_8</text:p>
          </table:table-cell>
          <table:table-cell office:value-type="float" office:value="0.0677795" calcext:value-type="float">
            <text:p>0.0677795</text:p>
          </table:table-cell>
          <table:table-cell office:value-type="float" office:value="49.92" calcext:value-type="float">
            <text:p>49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64_32</text:p>
          </table:table-cell>
          <table:table-cell office:value-type="float" office:value="0.0174487" calcext:value-type="float">
            <text:p>0.0174487</text:p>
          </table:table-cell>
          <table:table-cell office:value-type="float" office:value="1.456" calcext:value-type="float">
            <text:p>1.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64_64</text:p>
          </table:table-cell>
          <table:table-cell office:value-type="float" office:value="0.0167222" calcext:value-type="float">
            <text:p>0.0167222</text:p>
          </table:table-cell>
          <table:table-cell office:value-type="float" office:value="0.728" calcext:value-type="float">
            <text:p>0.7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8_16</text:p>
          </table:table-cell>
          <table:table-cell office:value-type="float" office:value="0.0523996" calcext:value-type="float">
            <text:p>0.0523996</text:p>
          </table:table-cell>
          <table:table-cell office:value-type="float" office:value="24.96" calcext:value-type="float">
            <text:p>24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8_32</text:p>
          </table:table-cell>
          <table:table-cell office:value-type="float" office:value="0.00259781" calcext:value-type="float">
            <text:p>0.00259781</text:p>
          </table:table-cell>
          <table:table-cell office:value-type="float" office:value="0.704" calcext:value-type="float">
            <text:p>0.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8_4</text:p>
          </table:table-cell>
          <table:table-cell office:value-type="float" office:value="0.0501571" calcext:value-type="float">
            <text:p>0.0501571</text:p>
          </table:table-cell>
          <table:table-cell office:value-type="float" office:value="49.92" calcext:value-type="float">
            <text:p>49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HALF_8_8</text:p>
          </table:table-cell>
          <table:table-cell office:value-type="float" office:value="0.0679934" calcext:value-type="float">
            <text:p>0.0679934</text:p>
          </table:table-cell>
          <table:table-cell office:value-type="float" office:value="49.92" calcext:value-type="float">
            <text:p>49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12_16</text:p>
          </table:table-cell>
          <table:table-cell office:value-type="float" office:value="0.00662351" calcext:value-type="float">
            <text:p>0.00662351</text:p>
          </table:table-cell>
          <table:table-cell office:value-type="float" office:value="1.008" calcext:value-type="float">
            <text:p>1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16_12</text:p>
          </table:table-cell>
          <table:table-cell office:value-type="float" office:value="0.00275278" calcext:value-type="float">
            <text:p>0.00275278</text:p>
          </table:table-cell>
          <table:table-cell office:value-type="float" office:value="0.608" calcext:value-type="float">
            <text:p>0.6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16_16</text:p>
          </table:table-cell>
          <table:table-cell office:value-type="float" office:value="0.0662544" calcext:value-type="float">
            <text:p>0.0662544</text:p>
          </table:table-cell>
          <table:table-cell office:value-type="float" office:value="12.48" calcext:value-type="float">
            <text:p>12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16_32</text:p>
          </table:table-cell>
          <table:table-cell office:value-type="float" office:value="0.0604103" calcext:value-type="float">
            <text:p>0.0604103</text:p>
          </table:table-cell>
          <table:table-cell office:value-type="float" office:value="6.24" calcext:value-type="float">
            <text:p>6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16_4</text:p>
          </table:table-cell>
          <table:table-cell office:value-type="float" office:value="0.00124526" calcext:value-type="float">
            <text:p>0.00124526</text:p>
          </table:table-cell>
          <table:table-cell office:value-type="float" office:value="0.608" calcext:value-type="float">
            <text:p>0.6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16_8</text:p>
          </table:table-cell>
          <table:table-cell office:value-type="float" office:value="0.0769351" calcext:value-type="float">
            <text:p>0.0769351</text:p>
          </table:table-cell>
          <table:table-cell office:value-type="float" office:value="24.96" calcext:value-type="float">
            <text:p>24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24_32</text:p>
          </table:table-cell>
          <table:table-cell office:value-type="float" office:value="0.00927901" calcext:value-type="float">
            <text:p>0.00927901</text:p>
          </table:table-cell>
          <table:table-cell office:value-type="float" office:value="0.704" calcext:value-type="float">
            <text:p>0.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32_16</text:p>
          </table:table-cell>
          <table:table-cell office:value-type="float" office:value="0.0505974" calcext:value-type="float">
            <text:p>0.0505974</text:p>
          </table:table-cell>
          <table:table-cell office:value-type="float" office:value="6.24" calcext:value-type="float">
            <text:p>6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32_24</text:p>
          </table:table-cell>
          <table:table-cell office:value-type="float" office:value="0.00216794" calcext:value-type="float">
            <text:p>0.00216794</text:p>
          </table:table-cell>
          <table:table-cell office:value-type="float" office:value="0.176" calcext:value-type="float">
            <text:p>0.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32_32</text:p>
          </table:table-cell>
          <table:table-cell office:value-type="float" office:value="0.0473533" calcext:value-type="float">
            <text:p>0.0473533</text:p>
          </table:table-cell>
          <table:table-cell office:value-type="float" office:value="3.12" calcext:value-type="float">
            <text:p>3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32_64</text:p>
          </table:table-cell>
          <table:table-cell office:value-type="float" office:value="0.0427508" calcext:value-type="float">
            <text:p>0.0427508</text:p>
          </table:table-cell>
          <table:table-cell office:value-type="float" office:value="1.456" calcext:value-type="float">
            <text:p>1.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32_8</text:p>
          </table:table-cell>
          <table:table-cell office:value-type="float" office:value="0.000895977" calcext:value-type="float">
            <text:p>0.000895977</text:p>
          </table:table-cell>
          <table:table-cell office:value-type="float" office:value="0.176" calcext:value-type="float">
            <text:p>0.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4_16</text:p>
          </table:table-cell>
          <table:table-cell office:value-type="float" office:value="0.00401068" calcext:value-type="float">
            <text:p>0.00401068</text:p>
          </table:table-cell>
          <table:table-cell office:value-type="float" office:value="1.008" calcext:value-type="float">
            <text:p>1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4_8</text:p>
          </table:table-cell>
          <table:table-cell office:value-type="float" office:value="0.107674" calcext:value-type="float">
            <text:p>0.107674</text:p>
          </table:table-cell>
          <table:table-cell office:value-type="float" office:value="49.92" calcext:value-type="float">
            <text:p>49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64_32</text:p>
          </table:table-cell>
          <table:table-cell office:value-type="float" office:value="0.0384307" calcext:value-type="float">
            <text:p>0.0384307</text:p>
          </table:table-cell>
          <table:table-cell office:value-type="float" office:value="1.456" calcext:value-type="float">
            <text:p>1.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64_64</text:p>
          </table:table-cell>
          <table:table-cell office:value-type="float" office:value="0.037483" calcext:value-type="float">
            <text:p>0.037483</text:p>
          </table:table-cell>
          <table:table-cell office:value-type="float" office:value="0.728" calcext:value-type="float">
            <text:p>0.7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8_16</text:p>
          </table:table-cell>
          <table:table-cell office:value-type="float" office:value="0.0947797" calcext:value-type="float">
            <text:p>0.0947797</text:p>
          </table:table-cell>
          <table:table-cell office:value-type="float" office:value="24.96" calcext:value-type="float">
            <text:p>24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8_32</text:p>
          </table:table-cell>
          <table:table-cell office:value-type="float" office:value="0.00521183" calcext:value-type="float">
            <text:p>0.00521183</text:p>
          </table:table-cell>
          <table:table-cell office:value-type="float" office:value="0.704" calcext:value-type="float">
            <text:p>0.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8_4</text:p>
          </table:table-cell>
          <table:table-cell office:value-type="float" office:value="0.0743778" calcext:value-type="float">
            <text:p>0.0743778</text:p>
          </table:table-cell>
          <table:table-cell office:value-type="float" office:value="49.92" calcext:value-type="float">
            <text:p>49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_QUARTER_8_8</text:p>
          </table:table-cell>
          <table:table-cell office:value-type="float" office:value="0.112478" calcext:value-type="float">
            <text:p>0.112478</text:p>
          </table:table-cell>
          <table:table-cell office:value-type="float" office:value="49.92" calcext:value-type="float">
            <text:p>49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CT_16x16</text:p>
          </table:table-cell>
          <table:table-cell office:value-type="float" office:value="0.0402167" calcext:value-type="float">
            <text:p>0.0402167</text:p>
          </table:table-cell>
          <table:table-cell office:value-type="float" office:value="32.115" calcext:value-type="float">
            <text:p>32.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CT_32x32</text:p>
          </table:table-cell>
          <table:table-cell office:value-type="float" office:value="0.0336246" calcext:value-type="float">
            <text:p>0.0336246</text:p>
          </table:table-cell>
          <table:table-cell office:value-type="float" office:value="4.413" calcext:value-type="float">
            <text:p>4.4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CT_4x4</text:p>
          </table:table-cell>
          <table:table-cell office:value-type="float" office:value="0.0749969" calcext:value-type="float">
            <text:p>0.0749969</text:p>
          </table:table-cell>
          <table:table-cell office:value-type="float" office:value="490.964" calcext:value-type="float">
            <text:p>490.9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CT_8x8</text:p>
          </table:table-cell>
          <table:table-cell office:value-type="float" office:value="0.0395534" calcext:value-type="float">
            <text:p>0.0395534</text:p>
          </table:table-cell>
          <table:table-cell office:value-type="float" office:value="132.452" calcext:value-type="float">
            <text:p>132.4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ST_4x4</text:p>
          </table:table-cell>
          <table:table-cell office:value-type="float" office:value="0.000233889" calcext:value-type="float">
            <text:p>0.000233889</text:p>
          </table:table-cell>
          <table:table-cell office:value-type="float" office:value="0.788" calcext:value-type="float">
            <text:p>0.7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CT_16x16</text:p>
          </table:table-cell>
          <table:table-cell office:value-type="float" office:value="0.00911069" calcext:value-type="float">
            <text:p>0.00911069</text:p>
          </table:table-cell>
          <table:table-cell office:value-type="float" office:value="6.635" calcext:value-type="float">
            <text:p>6.6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CT_32x32</text:p>
          </table:table-cell>
          <table:table-cell office:value-type="float" office:value="0.0162706" calcext:value-type="float">
            <text:p>0.0162706</text:p>
          </table:table-cell>
          <table:table-cell office:value-type="float" office:value="1.913" calcext:value-type="float">
            <text:p>1.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CT_4x4</text:p>
          </table:table-cell>
          <table:table-cell office:value-type="float" office:value="0.00217819" calcext:value-type="float">
            <text:p>0.00217819</text:p>
          </table:table-cell>
          <table:table-cell office:value-type="float" office:value="8.007" calcext:value-type="float">
            <text:p>8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CT_8x8</text:p>
          </table:table-cell>
          <table:table-cell office:value-type="float" office:value="0.00404954" calcext:value-type="float">
            <text:p>0.00404954</text:p>
          </table:table-cell>
          <table:table-cell office:value-type="float" office:value="9.115" calcext:value-type="float">
            <text:p>9.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ST_4x4</text:p>
          </table:table-cell>
          <table:table-cell office:value-type="float" office:value="0.000123262" calcext:value-type="float">
            <text:p>0.000123262</text:p>
          </table:table-cell>
          <table:table-cell office:value-type="float" office:value="0.337" calcext:value-type="float">
            <text:p>0.33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16:00:35.810545800</meta:creation-date>
    <dc:date>2015-12-15T16:03:19.346283009</dc:date>
    <meta:editing-duration>P0D</meta:editing-duration>
    <meta:editing-cycles>1</meta:editing-cycles>
    <meta:document-statistic meta:table-count="1" meta:cell-count="1853" meta:object-count="0"/>
    <meta:generator>LibreOffice/4.2.8.2$Linux_X86_64 LibreOffice_project/420m0$Build-2</meta:generator>
  </office:meta>
</office:document-meta>
</file>